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1" svg:font-family="Arial" style:font-family-generic="swiss"/>
    <style:font-face style:name="Courier New1" svg:font-family="'Courier New'"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3.203cm" style:rel-column-width="12350*"/>
    </style:style>
    <style:style style:name="Table1.B" style:family="table-column">
      <style:table-column-properties style:column-width="5.9cm" style:rel-column-width="22749*"/>
    </style:style>
    <style:style style:name="Table1.C" style:family="table-column">
      <style:table-column-properties style:column-width="7.895cm" style:rel-column-width="3043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342cm" table:align="left"/>
    </style:style>
    <style:style style:name="Table2.A" style:family="table-column">
      <style:table-column-properties style:column-width="5.77cm"/>
    </style:style>
    <style:style style:name="Table2.B" style:family="table-column">
      <style:table-column-properties style:column-width="7.273cm"/>
    </style:style>
    <style:style style:name="Table2.C" style:family="table-column">
      <style:table-column-properties style:column-width="3.3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5.611cm" style:rel-column-width="21634*"/>
    </style:style>
    <style:style style:name="Table4.B" style:family="table-column">
      <style:table-column-properties style:column-width="6.244cm" style:rel-column-width="24075*"/>
    </style:style>
    <style:style style:name="Table4.C" style:family="table-column">
      <style:table-column-properties style:column-width="5.142cm" style:rel-column-width="1982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5.611cm" style:rel-column-width="21634*"/>
    </style:style>
    <style:style style:name="Table3.B" style:family="table-column">
      <style:table-column-properties style:column-width="6.244cm" style:rel-column-width="24075*"/>
    </style:style>
    <style:style style:name="Table3.C" style:family="table-column">
      <style:table-column-properties style:column-width="5.142cm" style:rel-column-width="19826*"/>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5.611cm" style:rel-column-width="21634*"/>
    </style:style>
    <style:style style:name="Table5.B" style:family="table-column">
      <style:table-column-properties style:column-width="6.244cm" style:rel-column-width="24075*"/>
    </style:style>
    <style:style style:name="Table5.C" style:family="table-column">
      <style:table-column-properties style:column-width="5.142cm" style:rel-column-width="19826*"/>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left"/>
    </style:style>
    <style:style style:name="Table6.A" style:family="table-column">
      <style:table-column-properties style:column-width="3.177cm"/>
    </style:style>
    <style:style style:name="Table6.B" style:family="table-column">
      <style:table-column-properties style:column-width="13.822cm"/>
    </style:style>
    <style:style style:name="Table6.A1" style:family="table-cell">
      <style:table-cell-properties style:vertical-align="middle" fo:padding="0.049cm" fo:border-left="0.002cm solid #000000" fo:border-right="none" fo:border-top="0.002cm solid #000000" fo:border-bottom="0.002cm solid #000000"/>
    </style:style>
    <style:style style:name="Table6.B1" style:family="table-cell">
      <style:table-cell-properties style:vertical-align="middle" fo:padding="0.049cm" fo:border="0.002cm solid #000000"/>
    </style:style>
    <style:style style:name="Table6.A2" style:family="table-cell">
      <style:table-cell-properties style:vertical-align="middle" fo:padding="0.049cm" fo:border-left="0.002cm solid #000000" fo:border-right="none" fo:border-top="none" fo:border-bottom="0.002cm solid #000000"/>
    </style:style>
    <style:style style:name="Table6.B2" style:family="table-cell">
      <style:table-cell-properties style:vertical-align="middle" fo:padding="0.049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5.611cm" style:rel-column-width="21634*"/>
    </style:style>
    <style:style style:name="Table7.B" style:family="table-column">
      <style:table-column-properties style:column-width="6.244cm" style:rel-column-width="24075*"/>
    </style:style>
    <style:style style:name="Table7.C" style:family="table-column">
      <style:table-column-properties style:column-width="5.142cm" style:rel-column-width="19826*"/>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0.589cm" table:align="left"/>
    </style:style>
    <style:style style:name="Table8.A" style:family="table-column">
      <style:table-column-properties style:column-width="5.205cm"/>
    </style:style>
    <style:style style:name="Table8.B" style:family="table-column">
      <style:table-column-properties style:column-width="1.441cm"/>
    </style:style>
    <style:style style:name="Table8.C" style:family="table-column">
      <style:table-column-properties style:column-width="0.623cm"/>
    </style:style>
    <style:style style:name="Table8.D" style:family="table-column">
      <style:table-column-properties style:column-width="0.681cm"/>
    </style:style>
    <style:style style:name="Table8.E" style:family="table-column">
      <style:table-column-properties style:column-width="0.543cm"/>
    </style:style>
    <style:style style:name="Table8.F" style:family="table-column">
      <style:table-column-properties style:column-width="0.917cm"/>
    </style:style>
    <style:style style:name="Table8.H" style:family="table-column">
      <style:table-column-properties style:column-width="0.635cm"/>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H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H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1.742cm" table:align="left"/>
    </style:style>
    <style:style style:name="Table9.A" style:family="table-column">
      <style:table-column-properties style:column-width="5.205cm"/>
    </style:style>
    <style:style style:name="Table9.B" style:family="table-column">
      <style:table-column-properties style:column-width="1.441cm"/>
    </style:style>
    <style:style style:name="Table9.C" style:family="table-column">
      <style:table-column-properties style:column-width="0.893cm"/>
    </style:style>
    <style:style style:name="Table9.F" style:family="table-column">
      <style:table-column-properties style:column-width="0.917cm"/>
    </style:style>
    <style:style style:name="Table9.H" style:family="table-column">
      <style:table-column-properties style:column-width="0.609cm"/>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H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H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table-properties style:width="16.999cm" table:align="margins"/>
    </style:style>
    <style:style style:name="Table10.A" style:family="table-column">
      <style:table-column-properties style:column-width="5.611cm" style:rel-column-width="21634*"/>
    </style:style>
    <style:style style:name="Table10.B" style:family="table-column">
      <style:table-column-properties style:column-width="6.244cm" style:rel-column-width="24075*"/>
    </style:style>
    <style:style style:name="Table10.C" style:family="table-column">
      <style:table-column-properties style:column-width="5.142cm" style:rel-column-width="19826*"/>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5.611cm" style:rel-column-width="21634*"/>
    </style:style>
    <style:style style:name="Table11.B" style:family="table-column">
      <style:table-column-properties style:column-width="6.244cm" style:rel-column-width="24075*"/>
    </style:style>
    <style:style style:name="Table11.C" style:family="table-column">
      <style:table-column-properties style:column-width="5.142cm" style:rel-column-width="19826*"/>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5.611cm" style:rel-column-width="21634*"/>
    </style:style>
    <style:style style:name="Table12.B" style:family="table-column">
      <style:table-column-properties style:column-width="6.244cm" style:rel-column-width="24075*"/>
    </style:style>
    <style:style style:name="Table12.C" style:family="table-column">
      <style:table-column-properties style:column-width="5.142cm" style:rel-column-width="19826*"/>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5.951cm" style:rel-column-width="22946*"/>
    </style:style>
    <style:style style:name="Table13.B" style:family="table-column">
      <style:table-column-properties style:column-width="6.403cm" style:rel-column-width="24687*"/>
    </style:style>
    <style:style style:name="Table13.C" style:family="table-column">
      <style:table-column-properties style:column-width="4.644cm" style:rel-column-width="17902*"/>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5.611cm" style:rel-column-width="21634*"/>
    </style:style>
    <style:style style:name="Table14.B" style:family="table-column">
      <style:table-column-properties style:column-width="6.244cm" style:rel-column-width="24075*"/>
    </style:style>
    <style:style style:name="Table14.C" style:family="table-column">
      <style:table-column-properties style:column-width="5.142cm" style:rel-column-width="19826*"/>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paragraph-properties fo:break-before="page"/>
    </style:style>
    <style:style style:name="P7" style:family="paragraph" style:parent-style-name="Text_20_body" style:list-style-name="L1">
      <style:paragraph-properties fo:margin-top="0cm" fo:margin-bottom="0cm"/>
    </style:style>
    <style:style style:name="P8" style:family="paragraph" style:parent-style-name="Text_20_body" style:list-style-name="L1"/>
    <style:style style:name="P9" style:family="paragraph" style:parent-style-name="Heading_20_1">
      <style:paragraph-properties fo:break-before="page"/>
    </style:style>
    <style:style style:name="P10" style:family="paragraph" style:parent-style-name="Table_20_Heading">
      <style:paragraph-properties fo:text-align="start" style:justify-single-word="false"/>
    </style:style>
    <style:style style:name="P11" style:family="paragraph" style:parent-style-name="Table_20_Contents">
      <style:paragraph-properties fo:text-align="start" style:justify-single-word="false"/>
    </style:style>
    <style:style style:name="P12" style:family="paragraph" style:parent-style-name="Text_20_body">
      <style:paragraph-properties fo:margin-left="1.251cm" fo:margin-right="0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List_20_Heading">
      <style:paragraph-properties fo:margin-top="0cm" fo:margin-bottom="0.499cm"/>
      <style:text-properties fo:font-weight="bold"/>
    </style:style>
    <style:style style:name="P17" style:family="paragraph" style:parent-style-name="Preformatted_20_Text">
      <style:text-properties fo:font-weight="bold" style:font-weight-asian="bold" style:font-weight-complex="bold"/>
    </style:style>
    <style:style style:name="P18" style:family="paragraph" style:parent-style-name="Text_20_body" style:list-style-name="L5">
      <style:paragraph-properties fo:margin-top="0cm" fo:margin-bottom="0cm"/>
    </style:style>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T1" style:family="text">
      <style:text-properties style:font-name="Courier New"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 New"/>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impleDBM</text:p>
      <text:p text:style-name="Subtitle">Developer's Reference Manual</text:p>
      <text:p text:style-name="P1">Volume 1 </text:p>
      <text:p text:style-name="P1">Draft 0.1 </text:p>
      <text:p text:style-name="P1">Last Revision November 2005 </text:p>
      <text:p text:style-name="P1">Copyright © Dibyendu Majumda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3">1Introduction<text:tab/>5</text:p>
          <text:p text:style-name="P3">2Getting SimpleDBM<text:tab/>6</text:p>
          <text:p text:style-name="P4">2.1Download source code<text:tab/>6</text:p>
          <text:p text:style-name="P4">2.2Download required software<text:tab/>6</text:p>
          <text:p text:style-name="P5">2.2.1J2SE 5.0 SDK or above<text:tab/>6</text:p>
          <text:p text:style-name="P5">2.2.2Eclipse 3.1<text:tab/>6</text:p>
          <text:p text:style-name="P5">2.2.3Create a Project in Eclipse<text:tab/>6</text:p>
          <text:p text:style-name="P3">3Coding and Design Principles<text:tab/>7</text:p>
          <text:p text:style-name="P4">3.1Modular design<text:tab/>7</text:p>
          <text:p text:style-name="P4">3.2Documentation<text:tab/>7</text:p>
          <text:p text:style-name="P4">3.3Java coding standards<text:tab/>7</text:p>
          <text:p text:style-name="P4">3.4Third party libraries<text:tab/>8</text:p>
          <text:p text:style-name="P4">3.5Test Cases<text:tab/>8</text:p>
          <text:p text:style-name="P4">3.6Release schedule<text:tab/>8</text:p>
          <text:p text:style-name="P3">4Data Manager/RSS Components<text:tab/>9</text:p>
          <text:p text:style-name="P3">5Object Registry<text:tab/>10</text:p>
          <text:p text:style-name="P4">5.1Overview<text:tab/>10</text:p>
          <text:p text:style-name="P4">5.2Registering a class<text:tab/>10</text:p>
          <text:p text:style-name="P4">5.3Registering Singletons<text:tab/>10</text:p>
          <text:p text:style-name="P4">5.4Object Registry aware classes<text:tab/>10</text:p>
          <text:p text:style-name="P3">6Storage Manager<text:tab/>11</text:p>
          <text:p text:style-name="P4">6.1Overview<text:tab/>11</text:p>
          <text:p text:style-name="P4">6.2Storage Containers<text:tab/>11</text:p>
          <text:p text:style-name="P4">6.3Storage Container Registry<text:tab/>11</text:p>
          <text:p text:style-name="P4">6.4Storable Interface and Object serialization<text:tab/>11</text:p>
          <text:p text:style-name="P3">7Latch Manager<text:tab/>13</text:p>
          <text:p text:style-name="P4">7.1Overview<text:tab/>13</text:p>
          <text:p text:style-name="P4">7.2Latch modes<text:tab/>13</text:p>
          <text:p text:style-name="P4">7.3Implementation and Performance Notes<text:tab/>13</text:p>
          <text:p text:style-name="P4">7.4Obtaining a latch instance<text:tab/>13</text:p>
          <text:p text:style-name="P3">8Log Manager<text:tab/>14</text:p>
          <text:p text:style-name="P4">8.1Overview<text:tab/>14</text:p>
          <text:p text:style-name="P4">8.2Write Ahead Log (WAL) Protocol<text:tab/>14</text:p>
          <text:p text:style-name="P4">8.3Advantages of WAL<text:tab/>15</text:p>
          <text:p text:style-name="P4">8.4Usage Notes<text:tab/>15</text:p>
          <text:p text:style-name="P4">8.5SimpleDBM Implementation of the Log<text:tab/>15</text:p>
          <text:p text:style-name="P5">8.5.1Limitations of current design<text:tab/>16</text:p>
          <text:p text:style-name="P4">8.6Creating a new Log Instance<text:tab/>16</text:p>
          <text:p text:style-name="P4">8.7Opening a log instance<text:tab/>17</text:p>
          <text:p text:style-name="P4">8.8Inserting new log records<text:tab/>17</text:p>
          <text:p text:style-name="P4">8.9Flushing the Log<text:tab/>18</text:p>
          <text:p text:style-name="P4">8.10Reading Log records<text:tab/>18</text:p>
          <text:p text:style-name="P4">8.11Checkpoint Records<text:tab/>18</text:p>
          <text:p text:style-name="P3">9Lock Manager<text:tab/>20</text:p>
          <text:p text:style-name="P4">9.1Introduction<text:tab/>20</text:p>
          <text:p text:style-name="P4">9.2Locking Basics<text:tab/>20</text:p>
          <text:p text:style-name="P4">9.3Two-Phase Locking and Repeatable Read Isolation Level<text:tab/>20</text:p>
          <text:p text:style-name="P4">9.4Read Committed Isolation Level<text:tab/>20</text:p>
          <text:p text:style-name="P4">9.5Serializable Isolation Level<text:tab/>21</text:p>
          <text:p text:style-name="P4">9.6Design choices<text:tab/>21</text:p>
          <text:p text:style-name="P4">9.7Lock Modes<text:tab/>21</text:p>
          <text:p text:style-name="P5">9.7.1Lock Compatibility Matrix<text:tab/>22</text:p>
          <text:p text:style-name="P4">9.8Lock Conversions<text:tab/>22</text:p>
          <text:p text:style-name="P4">9.9Obtaining an instance of Lock Manager<text:tab/>22</text:p>
          <text:p text:style-name="P4">9.10Lockable objects<text:tab/>23</text:p>
          <text:p text:style-name="P4">9.11Lock Owners<text:tab/>23</text:p>
          <text:p text:style-name="P4">9.12Lock Durations<text:tab/>23</text:p>
          <text:p text:style-name="P4">9.13Acquiring and releasing locks<text:tab/>23</text:p>
          <text:p text:style-name="P4">9.14Limitations in current implementation<text:tab/>23</text:p>
          <text:p text:style-name="P3">10Page Manager<text:tab/>24</text:p>
          <text:p text:style-name="P4">10.1Overview of Page Manager module<text:tab/>24</text:p>
          <text:p text:style-name="P4">10.2Interactions with other modules<text:tab/>24</text:p>
          <text:p text:style-name="P4">10.3Page base class<text:tab/>24</text:p>
          <text:p text:style-name="P4">10.4Page Size and implementation of Storable interface<text:tab/>25</text:p>
          <text:p text:style-name="P4">10.5How various Page types are managed<text:tab/>25</text:p>
          <text:p text:style-name="P4">10.6Page Factory<text:tab/>26</text:p>
          <text:p text:style-name="P4">10.7Storing and retrieving Pages<text:tab/>26</text:p>
          <text:p text:style-name="P3">11Buffer Manager<text:tab/>27</text:p>
          <text:p text:style-name="P4">11.1Overview<text:tab/>27</text:p>
          <text:p text:style-name="P4">11.2Interactions with other modules<text:tab/>27</text:p>
          <text:p text:style-name="P4">11.3Creating a Buffer Manager instance<text:tab/>27</text:p>
          <text:p text:style-name="P4">11.4Fixing Pages in the Buffer Pool<text:tab/>28</text:p>
          <text:p text:style-name="P4">11.5Modifying page contents<text:tab/>29</text:p>
          <text:p text:style-name="P4">11.6Changing lock modes<text:tab/>29</text:p>
          <text:p text:style-name="P4">11.7Unfixing a Page<text:tab/>29</text:p>
          <text:p text:style-name="P3">12Transaction Manager<text:tab/>30</text:p>
          <text:p text:style-name="P4">12.1Introduction<text:tab/>30</text:p>
          <text:p text:style-name="P4">12.2Overiew<text:tab/>30</text:p>
          <text:p text:style-name="P4">12.3What is ARIES?<text:tab/>30</text:p>
          <text:p text:style-name="P5">12.3.1ARIES - An Overview<text:tab/>31</text:p>
          <text:p text:style-name="P5">12.3.2Features of ARIES<text:tab/>31</text:p>
          <text:p text:style-name="P4">12.4Transactions and Locks<text:tab/>32</text:p>
          <text:p text:style-name="P4">12.5Transactions and Modules<text:tab/>33</text:p>
          <text:p text:style-name="P4">12.6Transactions and Log records<text:tab/>33</text:p>
          <text:p text:style-name="P5">12.6.1The Loggable hierarchy<text:tab/>34</text:p>
          <text:p text:style-name="P5">12.6.2Loggable Hierarchy<text:tab/>34</text:p>
          <text:p text:style-name="P5">12.6.3Transaction Manager Internal Log Records<text:tab/>35</text:p>
          <text:p text:style-name="P5">12.6.4Redoable<text:tab/>35</text:p>
          <text:p text:style-name="P5">12.6.5BaseLoggable abstract class<text:tab/>36</text:p>
          <text:p text:style-name="P5">12.6.6PageFormatOperation<text:tab/>36</text:p>
          <text:p text:style-name="P5">12.6.7MultiPageRedo<text:tab/>36</text:p>
          <text:p text:style-name="P5">12.6.8Undoable<text:tab/>37</text:p>
          <text:p text:style-name="P5">12.6.9Physical Undos<text:tab/>37</text:p>
          <text:p text:style-name="P5">12.6.10SinglePageLogicalUndos<text:tab/>38</text:p>
          <text:p text:style-name="P5">12.6.11LogicalUndos<text:tab/>38</text:p>
          <text:p text:style-name="P5">12.6.12Comments about implementing undo operations<text:tab/>38</text:p>
          <text:p text:style-name="P5">12.6.13Compensation records<text:tab/>38</text:p>
          <text:p text:style-name="P5">12.6.14NonTransactionRelatedOperations<text:tab/>39</text:p>
          <text:p text:style-name="P5">12.6.15PostCommitActions<text:tab/>39</text:p>
          <text:p text:style-name="P5">12.6.16ContainerDeleteOperations<text:tab/>39</text:p>
        </text:index-body>
      </text:table-of-content>
      <text:p text:style-name="Text_20_body"/>
      <text:p text:style-name="P6"/>
      <text:h text:style-name="Heading_20_1" text:outline-level="1">Introduction</text:h>
      <text:p text:style-name="Text_20_body">The goal of SimpleDBM project is to build a Relational Database Manager in Java. It is primarily an educational project. The aim is to implement a number of key features of a Relational Database, such as:</text:p>
      <text:list text:style-name="L1">
        <text:list-item>
          <text:p text:style-name="P7">Transactions </text:p>
        </text:list-item>
        <text:list-item>
          <text:p text:style-name="P7">Write Ahead Log </text:p>
        </text:list-item>
        <text:list-item>
          <text:p text:style-name="P7">Multiple Isolation Levels </text:p>
        </text:list-item>
        <text:list-item>
          <text:p text:style-name="P7">BTree Indexes </text:p>
        </text:list-item>
        <text:list-item>
          <text:p text:style-name="P7">Entry Level SQL-92 </text:p>
        </text:list-item>
        <text:list-item>
          <text:p text:style-name="P8">System Catalogs </text:p>
        </text:list-item>
      </text:list>
      <text:p text:style-name="Text_20_body">One of the design goals is to build the DBMS in a modular fashion where each Module can be used on its own. In practice, this is difficult because there are bound to be dependencies amongst Modules. A conscious effort is being made to to restrict the dependencies to a small set of well specified interfaces.</text:p>
      <text:p text:style-name="Text_20_body">There will be two major sub-systems in the dbms backend. The Data Manager subsystem (Relational Storage System or RSS in System R parlance) will be responsible for implementing transactions, locking, buffer management, table and index management.</text:p>
      <text:p text:style-name="Text_20_body">The second major sub-system will be called SQL Manager (Relational Data System or RDS). Its job will be to parse SQL statements, produce optimum execution plans, and execute SQL statements. </text:p>
      <text:p text:style-name="Text_20_body">SimpleDBM is being built in Java 5.0 and will use new features such as java.util.concurrent package and Generics available in this version of Java. SimpleDBM will not be compatible with previous versions of Java.</text:p>
      <text:p text:style-name="Text_20_body">At present, development of the RSS component is ongoing. The rest of this document describes the RSS components that are available. </text:p>
      <text:p text:style-name="Text_20_body"/>
      <text:h text:style-name="P9" text:outline-level="1">Getting SimpleDBM</text:h>
      <text:h text:style-name="Heading_20_2" text:outline-level="2">Download source code</text:h>
      <text:p text:style-name="Text_20_body">Download the source code for SimpleDBM from <text:a xlink:type="simple" xlink:href="http://www.simpledbm.org/">http://www.simpledbm.org</text:a>. Extract the source into a directory. This directory will be referred to as the ${simpledbm.home} directory in the rest of this document.</text:p>
      <text:h text:style-name="Heading_20_2" text:outline-level="2">Download required software</text:h>
      <text:p text:style-name="Text_20_body">Following software are required to build SimpleDBM.</text:p>
      <text:h text:style-name="Heading_20_3" text:outline-level="3">J2SE 5.0 SDK or above</text:h>
      <text:p text:style-name="Text_20_body">SimpleDBM requires J2SE 5.0 or above. Download JDK 5.0 from <text:a xlink:type="simple" xlink:href="http://java.sun.com/j2se">http://java.sun.com/j2se</text:a> and install JDK as per instructions provided with the release. We will refer to the installation directory as ${java.home} in the rest of this document.</text:p>
      <text:h text:style-name="Heading_20_3" text:outline-level="3">Eclipse 3.1</text:h>
      <text:p text:style-name="Text_20_body">Download a binary distribution of Eclipse 3.1 from <text:a xlink:type="simple" xlink:href="http://www.eclipse.org/">http://www.eclipse.org</text:a>. At present Eclipse is used to build SimpleDBM, but you can also use the <text:a xlink:type="simple" xlink:href="http://www.netbeans.org/">Netbeans</text:a> IDE.</text:p>
      <text:p text:style-name="Text_20_body">Make sure that Eclipse is setup to use J2SE 5.0 JRE, otherwise, SimpleDBM code will not compile. </text:p>
      <text:h text:style-name="Heading_20_3" text:outline-level="3">Create a Project in Eclipse</text:h>
      <text:p text:style-name="Text_20_body">Create a Java project in Eclipse, and set the project directory to ${simpledbm.home}. Eclipse should do the rest.</text:p>
      <text:p text:style-name="Text_20_body"/>
      <text:h text:style-name="P9" text:outline-level="1">Coding and Design Principles</text:h>
      <text:h text:style-name="Heading_20_2" text:outline-level="2">Modular design</text:h>
      <text:p text:style-name="Text_20_body">SimpleDBM is broken down into modules. Each module implements a particular sub-system, and is contained in its own package. All module packages are located under the <text:span text:style-name="Source_20_Text">org.simpledbm.{system}</text:span> namespace, where {system} is either common or rss. Example: org.simpledbm.rss.locking.</text:p>
      <text:p text:style-name="Text_20_body">Each module has a public API, which is specified via a set of Java interfaces. Classes must not be used as part of the public API, though there are a few exceptional cases.</text:p>
      <text:p text:style-name="Text_20_body">The module implementation is always contained in a package named <text:span text:style-name="Source_20_Text">org.simpledbm.{system}.{module}.impl</text:span>. Example: org.simpledbm.rss.locking.impl.</text:p>
      <text:p text:style-name="Text_20_body">To make the modules reusable and as independent of each other as possible, the interface of a module is deliberately specified in general terms. Where possible, direct dependence between modules is avoided. If two modules are dependent, then the only permissible way for one module to interact with another is to go via the public interfaces of the respective modules. Modules are not allowed to depend upon implementation specifics of other modules.</text:p>
      <text:p text:style-name="Text_20_body">SimpleDBM uses constructor based dependency injection to link modules. It is being designed in such a way that a third-party IoC (Inversion of Control) container may be used to manage the dependencies.</text:p>
      <text:h text:style-name="Heading_20_2" text:outline-level="2">Documentation</text:h>
      <text:p text:style-name="Text_20_body">Most of the design documentation for SimpleDBM is incorporated as Javadoc comments within the source code, and in package and overview documents. The aim is to keep the documentation as close to the source code as possible.</text:p>
      <text:p text:style-name="Text_20_body">Being an educational project, producing good documentation is high priority.</text:p>
      <text:h text:style-name="Heading_20_2" text:outline-level="2">Java coding standards</text:h>
      <text:p text:style-name="Text_20_body">Heavy use is made of the new <text:a xlink:type="simple" xlink:href="http://java.sun.com/j2se/1.5.0/docs/guide/concurrency/index.html">concurrency packages</text:a> in Java 5.0. Enums are used where appropriate. SimpleDBM does not define any Generic classes itself, but makes liberal use of Java 5.0 Generic classes.</text:p>
      <text:p text:style-name="Text_20_body">Fine grained thread locking is used to maximise concurrency. Using coarse grained locking would have simplified the code, but would not have provided an opportunity for exploring various techniques for fine-grained locking. Deadlock is avoided by careful ordering of locks.</text:p>
      <text:p text:style-name="Text_20_body">Memory manangement is left to the Garbage Collector. Rather than using Object pools, SimpleDBM encourages the use of short-lived objects, on the basis that this aids the <text:a xlink:type="simple" xlink:href="http://java.sun.com/docs/hotspot/gc5.0/gc_tuning_5.html">garbage collector</text:a> in reclaiming space more quickly. The aim is to keep permanently occupied memory to a low level.</text:p>
      <text:p text:style-name="Text_20_body">Checked Exceptions are used in most cases. Each module defines its own Exception hierarchy. Exceptions are either handled or passed up the stack - if they are ignored then this is documented in the code. Care is taken to report Exceptions properly. All error messages are given error codes.</text:p>
      <text:p text:style-name="Text_20_body">Particular attention is paid to cleaning up of resources. To ensure that resources are cleaned up during normal as well as exceptional circumstances, finally blocks are used.</text:p>
      <text:p text:style-name="Text_20_body">Debug messages are used liberally - and are executed conditionally so that if debug is switched off, there is minimal impact on performance.</text:p>
      <text:h text:style-name="Heading_20_2" text:outline-level="2">Third party libraries</text:h>
      <text:p text:style-name="Text_20_body">To void license compatibility issues, and to reduce dependency on third-party libraries, SimpleDBM makes little or no use of any external libraries. A custom wrapper is used for logging, which uses the Java logging API underneath. That said, SimpleDBM is designed in such a way that it can make good use of IoC containers.</text:p>
      <text:h text:style-name="Heading_20_2" text:outline-level="2">Test Cases</text:h>
      <text:p text:style-name="Text_20_body">Each module is accompanied with JUnit test cases.</text:p>
      <text:h text:style-name="Heading_20_2" text:outline-level="2">Release schedule</text:h>
      <text:p text:style-name="Text_20_body">The system is designed so that each module is usable once it is delivered. This means that although the full system has not yet been constructed, the individual modules can be used as soon as they are available. </text:p>
      <text:p text:style-name="Standard"/>
      <text:h text:style-name="P9" text:outline-level="1">Data Manager/RSS Components</text:h>
      <text:p text:style-name="Text_20_body">The Data Manager/Relational Storage system consists of the components listed in the table given below.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Package</text:p>
            </table:table-cell>
            <table:table-cell table:style-name="Table1.C1" office:value-type="string">
              <text:p text:style-name="Table_20_Heading">Description</text:p>
            </table:table-cell>
          </table:table-row>
        </table:table-header-rows>
        <table:table-row>
          <table:table-cell table:style-name="Table1.A2" office:value-type="string">
            <text:p text:style-name="Table_20_Contents">Object Registry</text:p>
          </table:table-cell>
          <table:table-cell table:style-name="Table1.A2" office:value-type="string">
            <text:p text:style-name="Table_20_Contents">org.simpledbm.common.registry</text:p>
          </table:table-cell>
          <table:table-cell table:style-name="Table1.C2" office:value-type="string">
            <text:p text:style-name="Table_20_Contents">The Object Registry subsystem is responsible for constructing objects based upon type information. </text:p>
          </table:table-cell>
        </table:table-row>
        <table:table-row>
          <table:table-cell table:style-name="Table1.A2" office:value-type="string">
            <text:p text:style-name="Table_20_Contents">Storage Manager</text:p>
          </table:table-cell>
          <table:table-cell table:style-name="Table1.A2" office:value-type="string">
            <text:p text:style-name="Table_20_Contents">org.simpledbm.rss.io</text:p>
          </table:table-cell>
          <table:table-cell table:style-name="Table1.C2" office:value-type="string">
            <text:p text:style-name="Table_20_Contents">The Storage Manager subsystem provides an abstraction layer for disk input/output. </text:p>
          </table:table-cell>
        </table:table-row>
        <table:table-row>
          <table:table-cell table:style-name="Table1.A2" office:value-type="string">
            <text:p text:style-name="Table_20_Contents">Latch Manager</text:p>
          </table:table-cell>
          <table:table-cell table:style-name="Table1.A2" office:value-type="string">
            <text:p text:style-name="Table_20_Contents">org.simpledbm.common.latch</text:p>
          </table:table-cell>
          <table:table-cell table:style-name="Table1.C2" office:value-type="string">
            <text:p text:style-name="Table_20_Contents">Latches are efficient locks used to manage mutual exclusion between threads. </text:p>
          </table:table-cell>
        </table:table-row>
        <table:table-row>
          <table:table-cell table:style-name="Table1.A2" office:value-type="string">
            <text:p text:style-name="Table_20_Contents">Log Manager</text:p>
          </table:table-cell>
          <table:table-cell table:style-name="Table1.A2" office:value-type="string">
            <text:p text:style-name="Table_20_Contents">org.simpledbm.rss.log</text:p>
          </table:table-cell>
          <table:table-cell table:style-name="Table1.C2" office:value-type="string">
            <text:p text:style-name="Table_20_Contents">The Write Ahead Log is used to record changes being made to the database for recovery purposes.</text:p>
          </table:table-cell>
        </table:table-row>
        <table:table-row>
          <table:table-cell table:style-name="Table1.A2" office:value-type="string">
            <text:p text:style-name="Table_20_Contents">Lock Manager</text:p>
          </table:table-cell>
          <table:table-cell table:style-name="Table1.A2" office:value-type="string">
            <text:p text:style-name="Table_20_Contents">org.simpledbm.rss.locking</text:p>
          </table:table-cell>
          <table:table-cell table:style-name="Table1.C2" office:value-type="string">
            <text:p text:style-name="Table_20_Contents">The Lock Manager subsystem provides facilities for managing table and row level locks.</text:p>
          </table:table-cell>
        </table:table-row>
        <table:table-row>
          <table:table-cell table:style-name="Table1.A2" office:value-type="string">
            <text:p text:style-name="Table_20_Contents">Page Manager</text:p>
          </table:table-cell>
          <table:table-cell table:style-name="Table1.A2" office:value-type="string">
            <text:p text:style-name="Table_20_Contents">org.simpledbm.rss.pm</text:p>
          </table:table-cell>
          <table:table-cell table:style-name="Table1.C2" office:value-type="string">
            <text:p text:style-name="Table_20_Contents">The Page Manager subsystem defines the Page size and manages mapping of pages to the storage subsystem.</text:p>
          </table:table-cell>
        </table:table-row>
        <table:table-row>
          <table:table-cell table:style-name="Table1.A2" office:value-type="string">
            <text:p text:style-name="Table_20_Contents">Buffer Manager</text:p>
          </table:table-cell>
          <table:table-cell table:style-name="Table1.A2" office:value-type="string">
            <text:p text:style-name="Table_20_Contents">org.simpledbm.rss.bm</text:p>
          </table:table-cell>
          <table:table-cell table:style-name="Table1.C2" office:value-type="string">
            <text:p text:style-name="Table_20_Contents">The Buffer Manager implements the Page Buffer Cache, where recently accessed disk pages are stored temporarily.</text:p>
          </table:table-cell>
        </table:table-row>
        <table:table-row>
          <table:table-cell table:style-name="Table1.A2" office:value-type="string">
            <text:p text:style-name="Table_20_Contents">Transaction Manager</text:p>
          </table:table-cell>
          <table:table-cell table:style-name="Table1.A2" office:value-type="string">
            <text:p text:style-name="Table_20_Contents">org.simpledbm.rss.tm</text:p>
          </table:table-cell>
          <table:table-cell table:style-name="Table1.C2" office:value-type="string">
            <text:p text:style-name="Table_20_Contents">The Transaction Manager subsystem manages transactions, system restart and recovery.</text:p>
          </table:table-cell>
        </table:table-row>
        <table:table-row>
          <table:table-cell table:style-name="Table1.A2" office:value-type="string">
            <text:p text:style-name="Table_20_Contents">Space Manager</text:p>
          </table:table-cell>
          <table:table-cell table:style-name="Table1.A2" office:value-type="string">
            <text:p text:style-name="Table_20_Contents">org.simpledbm.rss.sm</text:p>
          </table:table-cell>
          <table:table-cell table:style-name="Table1.C2" office:value-type="string">
            <text:p text:style-name="Table_20_Contents">The Space Manager subsystem is responsible for managing free space information within storage containers.</text:p>
          </table:table-cell>
        </table:table-row>
        <table:table-row>
          <table:table-cell table:style-name="Table1.A2" office:value-type="string">
            <text:p text:style-name="Table_20_Contents">Slotted Page Manager</text:p>
          </table:table-cell>
          <table:table-cell table:style-name="Table1.A2" office:value-type="string">
            <text:p text:style-name="Table_20_Contents">org.simpledbm.rss.sp</text:p>
          </table:table-cell>
          <table:table-cell table:style-name="Table1.C2" office:value-type="string">
            <text:p text:style-name="Table_20_Contents">The Slotted Page Manager module provides a common implementation of a Page structure containing slot table.</text:p>
          </table:table-cell>
        </table:table-row>
        <table:table-row>
          <table:table-cell table:style-name="Table1.A2" office:value-type="string">
            <text:p text:style-name="Table_20_Contents">BTree Manager</text:p>
          </table:table-cell>
          <table:table-cell table:style-name="Table1.A2" office:value-type="string">
            <text:p text:style-name="Table_20_Contents">org.simpledbm.rss.bt</text:p>
          </table:table-cell>
          <table:table-cell table:style-name="Table1.C2" office:value-type="string">
            <text:p text:style-name="Table_20_Contents">The BTree Manager implements B-Tree indexes. The default implementation is a B-link tree.</text:p>
          </table:table-cell>
        </table:table-row>
        <table:table-row>
          <table:table-cell table:style-name="Table1.A2" office:value-type="string">
            <text:p text:style-name="Table_20_Contents">Tuple Manager</text:p>
          </table:table-cell>
          <table:table-cell table:style-name="Table1.A2" office:value-type="string">
            <text:p text:style-name="Table_20_Contents">org.simpledbm.rss.tuple</text:p>
          </table:table-cell>
          <table:table-cell table:style-name="Table1.C2" office:value-type="string">
            <text:p text:style-name="Table_20_Contents">Tuple Manager module is responsible for handling tuples, which are like table rows, and can span multiple pages. Tuples are low-level entities which can be the basis for implementing table rows.</text:p>
          </table:table-cell>
        </table:table-row>
      </table:table>
      <text:p text:style-name="Text_20_body"/>
      <text:p text:style-name="Text_20_body"/>
      <text:h text:style-name="P9" text:outline-level="1">Object Regist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Interface Specification</text:p>
            </table:table-cell>
            <table:table-cell table:style-name="Table2.A1" office:value-type="string">
              <text:p text:style-name="P10">Default Implementation</text:p>
            </table:table-cell>
            <table:table-cell table:style-name="Table2.C1" office:value-type="string">
              <text:p text:style-name="P10">Dependencies</text:p>
            </table:table-cell>
          </table:table-row>
        </table:table-header-rows>
        <table:table-row>
          <table:table-cell table:style-name="Table2.A2" office:value-type="string">
            <text:p text:style-name="P11">org.simpledbm.common.registry</text:p>
          </table:table-cell>
          <table:table-cell table:style-name="Table2.A2" office:value-type="string">
            <text:p text:style-name="P11">org.simpledbm.common.registry.impl</text:p>
          </table:table-cell>
          <table:table-cell table:style-name="Table2.C2" office:value-type="string">
            <text:p text:style-name="P11">None</text:p>
          </table:table-cell>
        </table:table-row>
      </table:table>
      <text:h text:style-name="Heading_20_2" text:outline-level="2">Overview</text:h>
      <text:p text:style-name="Text_20_body">In any object oriented persistence system, there has to be a mechanism for creating objects dynamically, given some form of type identification. SimpleDBM uses a simple Object Registry database for this purpose. Each class that may be dynamically instantiated is assigned a unique type code. The type code and the associated class name is registered in the SimpleDBM Object Registry. The typecode can subsequently be used to request an object of the specified class. </text:p>
      <text:h text:style-name="Heading_20_2" text:outline-level="2">Registering a class</text:h>
      <text:p text:style-name="Text_20_body">Before an object of a particular type can be instantiated, its class must be registered with the Object Registry. An example of how this is done is shown below:</text:p>
      <text:p text:style-name="Preformatted_20_Text">ObjectFactory objectFactory = new ObjectFactoryImpl();</text:p>
      <text:p text:style-name="Preformatted_20_Text">objectFactory.register(1, String.class.getName());</text:p>
      <text:p text:style-name="Preformatted_20_Text"/>
      <text:p text:style-name="Text_20_body">Above registers the String class with the Object Registry. It assigns the type code 1 to the String class. Objects of the registered <text:s/>classes may be instantiated using their type codes:</text:p>
      <text:p text:style-name="Preformatted_20_Text">String t = (String) objectFactory.getInstance(1);</text:p>
      <text:p text:style-name="Text_20_body"/>
      <text:p text:style-name="Text_20_body">For a class to be eligible for registration, it must implement the default no-argument constructor.</text:p>
      <text:h text:style-name="Heading_20_2" text:outline-level="2">Registering Singletons</text:h>
      <text:p text:style-name="Text_20_body">SimpleDBM's object registry also supports registration of singletons. Instead of the class name, simply supply an Object instance. <text:s/>Example:</text:p>
      <text:p text:style-name="Preformatted_20_Text">ObjectFactory objectFactory = new ObjectFactoryImpl();</text:p>
      <text:p text:style-name="Preformatted_20_Text">objectFactory.register(1, new String(“hello”));</text:p>
      <text:h text:style-name="Heading_20_2" text:outline-level="2">Object Registry aware classes</text:h>
      <text:p text:style-name="Text_20_body">Some objects may need to obtain instances of other classes. To do this, objects of such classes need access to the Object Registry. If a class implements the <text:span text:style-name="T1">ObjectFactoryAware</text:span> interface, then it will be injected with the appropriate Object Registry object at the time of initialisation.</text:p>
      <text:p text:style-name="Text_20_body">Example:</text:p>
      <text:p text:style-name="Preformatted_20_Text">class MyObject implements ObjectFactoryAware {</text:p>
      <text:p text:style-name="Preformatted_20_Text"><text:tab/>ObjectFactory objectFactory;</text:p>
      <text:p text:style-name="Preformatted_20_Text"><text:tab/>public void setObjectFactory(ObjectFactory factory) {</text:p>
      <text:p text:style-name="Preformatted_20_Text"><text:tab/><text:tab/>this.objectFactory = factory;</text:p>
      <text:p text:style-name="Preformatted_20_Text"><text:tab/>}</text:p>
      <text:p text:style-name="Preformatted_20_Text"><text:tab/>public MyObject() {</text:p>
      <text:p text:style-name="Preformatted_20_Text"><text:tab/>}</text:p>
      <text:p text:style-name="Preformatted_20_Text">}</text:p>
      <text:p text:style-name="Preformatted_20_Text"/>
      <text:p text:style-name="Preformatted_20_Text"/>
      <text:h text:style-name="P9" text:outline-level="1">Storage Manag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0">Interface Specification</text:p>
            </table:table-cell>
            <table:table-cell table:style-name="Table4.A1" office:value-type="string">
              <text:p text:style-name="P10">Default Implementation</text:p>
            </table:table-cell>
            <table:table-cell table:style-name="Table4.C1" office:value-type="string">
              <text:p text:style-name="P10">Dependencies</text:p>
            </table:table-cell>
          </table:table-row>
        </table:table-header-rows>
        <table:table-row>
          <table:table-cell table:style-name="Table4.A2" office:value-type="string">
            <text:p text:style-name="P11">org.simpledbm.rss.io</text:p>
          </table:table-cell>
          <table:table-cell table:style-name="Table4.A2" office:value-type="string">
            <text:p text:style-name="P11">org.simpledbm.rss.io.impl</text:p>
          </table:table-cell>
          <table:table-cell table:style-name="Table4.C2" office:value-type="string">
            <text:p text:style-name="P11">None</text:p>
          </table:table-cell>
        </table:table-row>
      </table:table>
      <text:p text:style-name="Standard"/>
      <text:h text:style-name="Heading_20_2" text:outline-level="2">Overview</text:h>
      <text:p text:style-name="Text_20_body">Database Managers typically use files to store various types of data, such as, log files, data files, etc. However, from the perspective of a DBMS, the concept of a file is a logical one; all the DBMS cares about is a named storage container that supports random positioned IO. As long as this requirement is met, it is not important whether a container maps to a file or to some other device.</text:p>
      <text:p text:style-name="Text_20_body">The objective of this package is to provide a level of abstraction to the rest of the DBMS so that the mapping of a container to a file becomes an implementation artefact. If desired, containers may be mapped to raw devices, or to segments within a file.</text:p>
      <text:h text:style-name="Heading_20_2" text:outline-level="2">Storage Containers</text:h>
      <text:p text:style-name="Text_20_body">A Storage Container is a named entity that supports positioned (random) Input/Output. The default implementation maps a container to a file, but this is an implementation detail. The rest of the system does not need to know what the storage container maps to.</text:p>
      <text:p text:style-name="Text_20_body">In SimpleDBM, each table or index maps to a single storage container. The Write Ahead Log also uses storage containers to store its data. Table and index containers have fixed size pages. The Write Ahead Log contains variable size records.</text:p>
      <text:h text:style-name="Heading_20_2" text:outline-level="2">Storage Container Registry</text:h>
      <text:p text:style-name="Text_20_body">Container names are usually not good identifiers for the rest of the system. Integer identifiers are better, especially when other objects need to refer to specific containers. Integers take less amount of storage, and also remove the dependency between the container's name and the rest of the system. To support this requirement, the org.simpledbm.rss.io.<text:span text:style-name="Source_20_Text">StorageManager</text:span> interface is provided, which maintains a mapping of StorageContainers to integer identifiers. Note that the Storage sub-system does not decide how to map the containers to ids; it merely enables the registration of these mappings and allows StorageContainer objects to be retrieved using their numeric identifiers. </text:p>
      <text:p text:style-name="Preformatted_20_Text">StorageContainerFactory storageFactory = new FileStorageContainerFactory();</text:p>
      <text:p text:style-name="Preformatted_20_Text">StorageManager storageManager = new StorageManagerImpl();</text:p>
      <text:p text:style-name="Preformatted_20_Text">StorageContainer sc = storageFactory.open("dual");</text:p>
      <text:p text:style-name="Preformatted_20_Text">storageManager.register(0, sc);</text:p>
      <text:p text:style-name="Preformatted_20_Text"/>
      <text:p text:style-name="Text_20_body">Above sample code registers the container named “dual” to the storage manager and identifies this with the integer value 0. Other modules may obtain access to the storage container as follows:</text:p>
      <text:p text:style-name="Text_20_body">StorageContainer sc = storageManager.getInstance(0);</text:p>
      <text:h text:style-name="Heading_20_2" text:outline-level="2">Storable Interface and Object serialization</text:h>
      <text:p text:style-name="Text_20_body">SimpleDBM requires some way of serializing and de-serializing objects from a byte stream. Java provides the java.io.Serializable interface and associated technology for this, however, the default mechanism is unsuitable for use in SimpleDBM. The problem with the default method is that the language decides how to map type information to the stream. Since this has to be done in a generic manner, it cannot be optimised for space. In contrast, SimpleDBM can use the 2-byte short integer type code used in the Object Registry module to efficiently store type information.</text:p>
      <text:p text:style-name="Text_20_body">SimpleDBM provides the org.simpledbm.rss.io.Storable interface as a substitute for java.io.Serializable interface. Storable interface requires the object to be able to predict its stored size in bytes via the getStoredLength() method. It also requires the object to be able to stream itself to a ByteBuffer object, and also restore its contents from a ByteBuffer object. </text:p>
      <text:h text:style-name="P9" text:outline-level="1">Latch Manager</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0">Interface Specification</text:p>
            </table:table-cell>
            <table:table-cell table:style-name="Table3.A1" office:value-type="string">
              <text:p text:style-name="P10">Default Implementation</text:p>
            </table:table-cell>
            <table:table-cell table:style-name="Table3.C1" office:value-type="string">
              <text:p text:style-name="P10">Dependencies</text:p>
            </table:table-cell>
          </table:table-row>
        </table:table-header-rows>
        <table:table-row>
          <table:table-cell table:style-name="Table3.A2" office:value-type="string">
            <text:p text:style-name="P11">org.simpledbm.common.latch</text:p>
          </table:table-cell>
          <table:table-cell table:style-name="Table3.A2" office:value-type="string">
            <text:p text:style-name="P11">org.simpledbm.common.latch.impl</text:p>
          </table:table-cell>
          <table:table-cell table:style-name="Table3.C2" office:value-type="string">
            <text:p text:style-name="P11">None</text:p>
          </table:table-cell>
        </table:table-row>
      </table:table>
      <text:h text:style-name="Heading_20_2" text:outline-level="2">Overview</text:h>
      <text:p text:style-name="Text_20_body">A Latch is an efficient lock that is used by the system to manage concurrent access to physical structures. In many ways, Latches are similar to Mutexes, however, latches supports additional lock modes, such as Shared locks and Update locks.</text:p>
      <text:h text:style-name="Heading_20_2" text:outline-level="2">Latch modes</text:h>
      <text:p text:style-name="Text_20_body">SimpleDBM implements two types of latches. A ReadWrite Latch supports two lock modes:</text:p>
      <text:p text:style-name="P12">Shared mode – is compatible with Shared mode but incompatible with Exclusive</text:p>
      <text:p text:style-name="P12">Exclusive mode – incompatible with any other mode.</text:p>
      <text:p text:style-name="Text_20_body">A ReadWriteUpdate latch is an enhanced version that supports an additional Update mode lock. </text:p>
      <text:p text:style-name="P12">Update mode – compatible with Shared mode but incompatible with Update or Exclusive modes. Note that the Shared mode locks are incompatible with Update mode locks. </text:p>
      <text:p text:style-name="P13">An Update lock may be upgraded to Exclusive lock, and conversely, an Exclusive lock may be downgraded to an Update lock. An Update lock may also be downgraded to a Shared lock.</text:p>
      <text:h text:style-name="Heading_20_2" text:outline-level="2">Implementation and Performance Notes</text:h>
      <text:p text:style-name="Text_20_body">The SimpleDBM Latch interface is designed to be compatible with the Java 5.0 ReentrantReadWriteLock interface. This allows the ReadWrite Latch implementation to be based upon the Java primitive. </text:p>
      <text:p text:style-name="Text_20_body">The ReadWrite Latch is likely to be more efficient than the ReadWriteUpdate Latch.</text:p>
      <text:h text:style-name="Heading_20_2" text:outline-level="2">Obtaining a latch instance</text:h>
      <text:p text:style-name="Text_20_body">SimpleDBM implements a factory class for creating Latch objects. The factory supports instantiating a ReadWrite latch, or a ReadWriteUpdate latch. There is also a default mode which results in ReadWrite latch.</text:p>
      <text:p text:style-name="Text_20_body"/>
      <text:h text:style-name="P9" text:outline-level="1">Log Manag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0">Interface Specification</text:p>
            </table:table-cell>
            <table:table-cell table:style-name="Table5.A1" office:value-type="string">
              <text:p text:style-name="P10">Default Implementation</text:p>
            </table:table-cell>
            <table:table-cell table:style-name="Table5.C1" office:value-type="string">
              <text:p text:style-name="P10">Uses</text:p>
            </table:table-cell>
          </table:table-row>
        </table:table-header-rows>
        <table:table-row>
          <table:table-cell table:style-name="Table5.A2" office:value-type="string">
            <text:p text:style-name="P11">org.simpledbm.rss.log</text:p>
          </table:table-cell>
          <table:table-cell table:style-name="Table5.A2" office:value-type="string">
            <text:p text:style-name="P11">org.simpledbm.rss.log.impl</text:p>
          </table:table-cell>
          <table:table-cell table:style-name="Table5.C2" office:value-type="string">
            <text:p text:style-name="P11">Storage Manager</text:p>
            <text:p text:style-name="P11">Latch Manager</text:p>
          </table:table-cell>
        </table:table-row>
      </table:table>
      <text:h text:style-name="Heading_20_2" text:outline-level="2">Overview</text:h>
      <text:p text:style-name="Text_20_body">The Write Ahead Log plays a crucial role in a DBMS. It provides the basis for recoverability. It is also a critical part of the system that has a massive impact on performance of an OLTP system.</text:p>
      <text:p text:style-name="Text_20_body">Conceptually, the Log can be thought of as an ever growing sequential file. In the form of Log Records, the Log contains a history of all changes made to the database. Each Log Record is uniquely identified by a number called the Log Sequence Number (LSN). The LSN is designed in such a way that given an LSN, the system can locate the corresponding Log Record quickly. LSNs are assigned in strict ascending order (monotonicity). This is an important property when it comes to recovery.</text:p>
      <text:p text:style-name="Text_20_body">During the progress of a Transaction, the a DBMS records in the Log all the changes made by the transaction. The Log records can be used to recover the system if there is a failure, or they can be used to undo the changes made by a transaction.</text:p>
      <text:p text:style-name="Text_20_body">Initially, Log Records are stored in memory. They are flushed to disk during transaction commits, and also during checkpoints. In the event of a crash, it is possible to lose the log records that were not flushed to disk. This does not cause a problem, however, because by definition these log records must correspond to changes made by incomplete transactions. Also, the WAL protocol (described below) ensures that such Log records do not contain changes that have already been persisted within the database.</text:p>
      <text:h text:style-name="Heading_20_2" text:outline-level="2">Write Ahead Log (WAL) Protocol</text:h>
      <text:p text:style-name="Text_20_body">The WAL protocol requires the following conditions to hold true:</text:p>
      <text:list text:style-name="L3">
        <text:list-item>
          <text:p text:style-name="P14">All changes made by a transaction must be recorded in the Log and the Log must be flushed to disk before the transaction is committed.</text:p>
        </text:list-item>
        <text:list-item>
          <text:p text:style-name="P14">A database buffer page may not be modified until its modifications have been logged. A buffer page may not be saved to disk until all its associated log records have been saved to disk.</text:p>
        </text:list-item>
        <text:list-item>
          <text:p text:style-name="P14">While the buffer page is being modified and the Log is being updated, an Exclusive latch (a type of fast lock) must be held on the page to ensure that order in which changes are recorded in the Log correspond to the order in which they were made.</text:p>
        </text:list-item>
      </text:list>
      <text:p text:style-name="Text_20_body">Consequences of above rules are:</text:p>
      <text:list text:style-name="L4">
        <text:list-item>
          <text:p text:style-name="P15">If a Log Record was not saved to disk, it can be safely ignored, because any changes contained in it are guaranteed to belong to uncommitted transactions. Also, such Log Records cannot represent changes that have been made persistent in the database.</text:p>
        </text:list-item>
        <text:list-item>
          <text:p text:style-name="P15">Log records represent changes to the system in the correct order. The latching protocol ensures that if two Log records represent changes to the same Page, then the ordering of these records reflects the order in which the changes were made to the page.</text:p>
        </text:list-item>
      </text:list>
      <text:h text:style-name="Heading_20_2" text:outline-level="2">Advantages of WAL</text:h>
      <text:p text:style-name="Text_20_body">Typically, in an OLTP system, updates tend to be random and can affect different parts of the disk at a point in time. In comparison, writes to the Log are always sequential. If it were necessary to flush all changes made by the DBMS to disk at commit time, it would have a massive impact on performance because of the randomness of the disk writes. However, in a WAL system, only the Log needs to be flushed to disk at Commit. Thus, the Log has the effect of transforming random writes into serial writes, thereby improving performance significantly.</text:p>
      <text:h text:style-name="Heading_20_2" text:outline-level="2">Usage Notes</text:h>
      <text:p text:style-name="Text_20_body">The Log Manager interface does not make any assumptions about log records. In fact, it does not specify the format of a log record.</text:p>
      <text:h text:style-name="Heading_20_2" text:outline-level="2">SimpleDBM Implementation of the Log</text:h>
      <text:p text:style-name="Text_20_body">The SimpleDBM Log maintains control information separately from log files. For safety, multiple copies of control information are stored (though at present, only the first control file is used when opening the Log). </text:p>
      <text:p text:style-name="Text_20_body">Logically, the Log is organized as a never ending sequence of log records. Physically, the Log is split up into log files. There is a fixed set of online log files, and a dynamic set of archived log files. The set of online log files is called a Log Group.</text:p>
      <text:p text:style-name="Text_20_body">Each Log Group consists of a set of pre-allocated log files of the same size. The maximum number of groups possible is 3, and the maximum number of log files within a group is 8. Note that each group is a complete set in itself - the Log is recoverable if any one of the groups is available, and if the archived log files are available. If more than one group is created, it is expected that each group will reside on a different disk sub-system.</text:p>
      <text:p text:style-name="Text_20_body">The Log Groups are allocated when the Log is initially created. The log files within a group are also pre-allocated. However, the content of the online log files changes over time.</text:p>
      <text:p text:style-name="Text_20_body">Logically, in the same way that the Log can be viewed as a sequence of Log Records, it can also be thought of as a sequence of Log Files. The Log Files are numbered in sequence, starting from 1. The Log File sequence number is called LogIndex. At any point in time, the physical set of online log files will contain a set of logical log files. For example, if there are 3 physical files in a Log Group, then at startup, the set of logical log files would be 1, 2 and 3. After some time, the log file 1 would get archived, and in its place a new logical log file 4 would be created. The set now would now consist of logical log files 2, 3 and 4.</text:p>
      <text:p text:style-name="Text_20_body">When a log record is written to disk, it is written out to an online log file. If there is more than one group, then the log record is written to each of the groups. The writes happen in sequence to ensure that if there is a write failure, damage is restricted to one Log Group. Note that due to the way this works, having more than 1 group will slow down log writes. It is preferable to use hardware based disk mirroring of log files as opposed to using multiple log groups.</text:p>
      <text:p text:style-name="Text_20_body">When new log records are created, they are initially stored in the log buffers. Log records are written out to log files either because of a client request to flush the log, or because of the periodic flush event.</text:p>
      <text:p text:style-name="Text_20_body">During a flush, the system determines which log file to use. There is the notion of Current log file, which is where writes are expected to occur. If the current log file is full, it is put into a queue for archiving, and the log file is switched. Until an online log file has been archived, its physical file cannot be reused. A separate archive thread monitors archive requests and archives log files in the background.</text:p>
      <text:p text:style-name="Text_20_body">Only one flush is permitted to execute at any point in time. Similarly, only one archive is permitted to execute at any point in time. However, multiple clients are allowed to concurrently insert and read log records, even while flushing and archiving is going on, except under following circumstances.</text:p>
      <text:p text:style-name="Text_20_body"><text:s text:c="3"/>1. Log inserts cannot proceed if the system has used up more memory than it should. In that case, it must wait for some memory to be freed up. To ensure maximum concurrency, the memory calculation is approximate.</text:p>
      <text:p text:style-name="Text_20_body"><text:s text:c="3"/>2. A Log flush cannot proceed if all the online log files are full. In this situation, the flush must wait for at least one file to be archived.</text:p>
      <text:p text:style-name="Text_20_body"><text:s text:c="3"/>3. When reading a log record, if the online log file containing the record is being archived, the reader may have to wait for the status of the log file to change, before proceeding with the read. Conversely, if a read is active, the archive thread must wait for the read to be over before changing the status of the log file.</text:p>
      <text:p text:style-name="Text_20_body">If archive mode is ON, log files are archived before being re-used. Otherwise, they can be reused if the file is no longer needed - however this is currently not implemented. By default archive mode is ON.</text:p>
      <text:h text:style-name="Heading_20_3" text:outline-level="3">Limitations of current design</text:h>
      <text:p text:style-name="Text_20_body">A Log record cannot span log files, and it must fit within a single log buffer. Thus the size of a log record is limited by the size of a log buffer and by the size of a log file. As a workaround to this limitation, clients can split the data into multiple log records, but in that case, clients are responsible for merging the data back when reading from the Log.</text:p>
      <text:h text:style-name="Heading_20_2" text:outline-level="2">Creating a new Log Instance</text:h>
      <text:p text:style-name="Text_20_body">Several parameters must be supplied when creating a new log instance. These are specified using a Java Properties object.</text:p>
      <table:table table:name="Table6" table:style-name="Table6">
        <table:table-column table:style-name="Table6.A"/>
        <table:table-column table:style-name="Table6.B"/>
        <table:table-row>
          <table:table-cell table:style-name="Table6.A1" office:value-type="string">
            <text:p text:style-name="Table_20_Heading">Property Name</text:p>
          </table:table-cell>
          <table:table-cell table:style-name="Table6.B1" office:value-type="string">
            <text:p text:style-name="Table_20_Heading">Description</text:p>
          </table:table-cell>
        </table:table-row>
        <table:table-row>
          <table:table-cell table:style-name="Table6.A2" office:value-type="string">
            <text:p text:style-name="Table_20_Contents">log.ctl.{n}</text:p>
          </table:table-cell>
          <table:table-cell table:style-name="Table6.B2" office:value-type="string">
            <text:p text:style-name="Table_20_Contents">The fully qualified path to the log control file. The first file should be specified as log.ctl.1, second as log.ctl.2, and so on. Upto a maximum of 3 can be specified. Default is 2.</text:p>
          </table:table-cell>
        </table:table-row>
        <table:table-row>
          <table:table-cell table:style-name="Table6.A2" office:value-type="string">
            <text:p text:style-name="Table_20_Contents">log.groups.{n}.path</text:p>
          </table:table-cell>
          <table:table-cell table:style-name="Table6.B2" office:value-type="string">
            <text:p text:style-name="Table_20_Contents">The path where log files of a group should be stored. The first log group is specified as log.groups.1.path, the second as log.groups.2.path, and so on. Upto a maximum of 3 log groups can be specified. Default number of groups is 1. Path defaults to current directory.</text:p>
          </table:table-cell>
        </table:table-row>
        <table:table-row>
          <table:table-cell table:style-name="Table6.A2" office:value-type="string">
            <text:p text:style-name="Table_20_Contents">log.archive.path</text:p>
          </table:table-cell>
          <table:table-cell table:style-name="Table6.B2" office:value-type="string">
            <text:p text:style-name="Table_20_Contents">Defines the path for storing archive files. Defaults to current directory.</text:p>
          </table:table-cell>
        </table:table-row>
        <table:table-row>
          <table:table-cell table:style-name="Table6.A2" office:value-type="string">
            <text:p text:style-name="Table_20_Contents">log.group.files</text:p>
          </table:table-cell>
          <table:table-cell table:style-name="Table6.B2" office:value-type="string">
            <text:p text:style-name="Table_20_Contents">Specifies the number of log files within each group. Upto a maximum of 8 are allowed. Defaults to 2.</text:p>
          </table:table-cell>
        </table:table-row>
        <table:table-row>
          <table:table-cell table:style-name="Table6.A2" office:value-type="string">
            <text:p text:style-name="Table_20_Contents">log.file.size</text:p>
          </table:table-cell>
          <table:table-cell table:style-name="Table6.B2" office:value-type="string">
            <text:p text:style-name="Table_20_Contents">Specifies the size of each log file in bytes. Default is 2 KB.</text:p>
          </table:table-cell>
        </table:table-row>
        <table:table-row>
          <table:table-cell table:style-name="Table6.A2" office:value-type="string">
            <text:p text:style-name="Table_20_Contents">log.buffer.size</text:p>
          </table:table-cell>
          <table:table-cell table:style-name="Table6.B2" office:value-type="string">
            <text:p text:style-name="Table_20_Contents">Specifies the size of the log buffer in bytes. Default is 2 KB.</text:p>
          </table:table-cell>
        </table:table-row>
        <table:table-row>
          <table:table-cell table:style-name="Table6.A2" office:value-type="string">
            <text:p text:style-name="Table_20_Contents">log.buffer.limit</text:p>
          </table:table-cell>
          <table:table-cell table:style-name="Table6.B2" office:value-type="string">
            <text:p text:style-name="Table_20_Contents">Sets a limit on the maximum number of log buffers that can be allocated. Default is 10 * log.group.files. </text:p>
          </table:table-cell>
        </table:table-row>
        <table:table-row>
          <table:table-cell table:style-name="Table6.A2" office:value-type="string">
            <text:p text:style-name="Table_20_Contents">log.flush.interval</text:p>
          </table:table-cell>
          <table:table-cell table:style-name="Table6.B2" office:value-type="string">
            <text:p text:style-name="Table_20_Contents">Sets the interval (in seconds) between log flushes. Default is 6 seconds.</text:p>
          </table:table-cell>
        </table:table-row>
      </table:table>
      <text:p text:style-name="P16"/>
      <text:p text:style-name="Text_20_body">Here is an example:</text:p>
      <text:p text:style-name="Preformatted_20_Text"><text:tab/>LogFactory factory = new LogFactoryImpl();</text:p>
      <text:p text:style-name="Preformatted_20_Text"><text:tab/>Properties properties = new Properties();</text:p>
      <text:p text:style-name="Preformatted_20_Text"><text:tab/>properties.setProperty("log.ctl.1", "ctl.a");</text:p>
      <text:p text:style-name="Preformatted_20_Text"><text:tab/>properties.setProperty("log.ctl.2", "ctl.b");</text:p>
      <text:p text:style-name="Preformatted_20_Text"><text:tab/>properties.setProperty("log.groups.1.path", ".");</text:p>
      <text:p text:style-name="Preformatted_20_Text"><text:tab/>properties.setProperty("log.archive.path", ".");</text:p>
      <text:p text:style-name="Preformatted_20_Text"><text:tab/>properties.setProperty("log.group.files", "3");</text:p>
      <text:p text:style-name="Preformatted_20_Text"><text:tab/>properties.setProperty("log.file.size", "16384");</text:p>
      <text:p text:style-name="Preformatted_20_Text"><text:tab/>properties.setProperty("log.buffer.size", "16384");</text:p>
      <text:p text:style-name="Preformatted_20_Text"><text:tab/>properties.setProperty("log.buffer.limit", "4");</text:p>
      <text:p text:style-name="Preformatted_20_Text"><text:tab/>properties.setProperty("log.flush.interval", "30");</text:p>
      <text:p text:style-name="Preformatted_20_Text"><text:tab/>factory.createLog(properties);</text:p>
      <text:h text:style-name="Heading_20_2" text:outline-level="2">Opening a log instance</text:h>
      <text:p text:style-name="Text_20_body">Once a Log has been created, it can be opened for use. Opening the log also starts back ground threads that handle periodic log flushes and archival of log files. When the log is closed, the background threads are shut down. </text:p>
      <text:p text:style-name="Text_20_body">Following sample code shows how this is done:</text:p>
      <text:p text:style-name="Preformatted_20_Text"><text:tab/>LogFactory factory = new LogFactoryImpl();</text:p>
      <text:p text:style-name="Preformatted_20_Text"><text:tab/>Properties properties = new Properties();</text:p>
      <text:p text:style-name="Preformatted_20_Text"><text:tab/>properties.setProperty("log.ctl.1", "ctl.a");</text:p>
      <text:p text:style-name="Preformatted_20_Text"><text:tab/>properties.setProperty("log.ctl.2", "ctl.b");</text:p>
      <text:p text:style-name="Preformatted_20_Text"><text:tab/>properties.setProperty("log.groups.1.path", ".");</text:p>
      <text:p text:style-name="Preformatted_20_Text"><text:tab/>properties.setProperty("log.archive.path", ".");</text:p>
      <text:p text:style-name="Preformatted_20_Text"><text:tab/>properties.setProperty("log.group.files", "3");</text:p>
      <text:p text:style-name="Preformatted_20_Text"><text:tab/>properties.setProperty("log.file.size", "16384");</text:p>
      <text:p text:style-name="Preformatted_20_Text"><text:tab/>properties.setProperty("log.buffer.size", "16384");</text:p>
      <text:p text:style-name="Preformatted_20_Text"><text:tab/>properties.setProperty("log.buffer.limit", "4");</text:p>
      <text:p text:style-name="Preformatted_20_Text"><text:tab/>properties.setProperty("log.flush.interval", "30");</text:p>
      <text:p text:style-name="Preformatted_20_Text"><text:tab/>LogMgr log = factory.openLog(properties);</text:p>
      <text:p text:style-name="Preformatted_20_Text"><text:tab/>try {</text:p>
      <text:p text:style-name="Preformatted_20_Text"><text:tab/><text:tab/>// do some work </text:p>
      <text:p text:style-name="Preformatted_20_Text"><text:tab/>} finally {</text:p>
      <text:p text:style-name="Preformatted_20_Text"><text:tab/><text:tab/>if (log != null)</text:p>
      <text:p text:style-name="Preformatted_20_Text"><text:tab/><text:tab/><text:tab/>log.close();</text:p>
      <text:p text:style-name="Preformatted_20_Text"><text:tab/>}</text:p>
      <text:p text:style-name="Text_20_body">Note the use of finally block to ensure that the log is properly closed.</text:p>
      <text:h text:style-name="Heading_20_2" text:outline-level="2">Inserting new log records</text:h>
      <text:p text:style-name="Text_20_body">The Log Manager does not care about the contents of the log record. It treats the contents as a byte stream. This is illustrated in the following example:</text:p>
      <text:p text:style-name="Preformatted_20_Text"><text:tab/>LogMgr log = factory.openLog(null);</text:p>
      <text:p text:style-name="Preformatted_20_Text"><text:tab/>try {</text:p>
      <text:p text:style-name="Preformatted_20_Text"><text:tab/><text:tab/>String s = "hello world!";</text:p>
      <text:p text:style-name="Preformatted_20_Text"><text:tab/><text:tab/>byte[] b = s.getBytes();</text:p>
      <text:p text:style-name="Preformatted_20_Text"><text:tab/><text:tab/>Lsn lsn = <text:span text:style-name="T2">log.insert(b, b.length);</text:span></text:p>
      <text:p text:style-name="Preformatted_20_Text"><text:tab/>} finally {</text:p>
      <text:p text:style-name="Preformatted_20_Text"><text:tab/><text:tab/>if (log != null)</text:p>
      <text:p text:style-name="Preformatted_20_Text"><text:tab/><text:tab/><text:tab/>log.close();</text:p>
      <text:p text:style-name="Preformatted_20_Text"><text:tab/>}</text:p>
      <text:p text:style-name="Preformatted_20_Text"/>
      <text:p text:style-name="Text_20_body">Each new log record is assigned a unique sequence number known as the Log Sequence Number (LSN). This can be used later on to retrieve the log record.</text:p>
      <text:h text:style-name="Heading_20_2" text:outline-level="2">Flushing the Log</text:h>
      <text:p text:style-name="Text_20_body">When new log records are created, initially they are stored in the Log Buffers. The log records are flushed to disk either upon request or by the background thread that periodically flushes the Log. Clients can request the log to be flushed upto a specified LSN. Note that this is a blocking call, i.e., the client will be blocked until the flush is completed.</text:p>
      <text:p text:style-name="Text_20_body">Example:</text:p>
      <text:p text:style-name="Preformatted_20_Text"><text:tab/>String s = "hello world!";</text:p>
      <text:p text:style-name="Preformatted_20_Text"><text:tab/>byte[] b = s.getBytes();</text:p>
      <text:p text:style-name="Preformatted_20_Text"><text:tab/>Lsn lsn = log.insert(b, b.length);</text:p>
      <text:p text:style-name="P17"><text:tab/>log.flush(lsn);</text:p>
      <text:p text:style-name="Text_20_body"/>
      <text:p text:style-name="Text_20_body">Typically, flush requests are issued by Transaction Manager, when a transaction commits or aborts, or by the Buffer Manager when it is about to write a dirty buffer.</text:p>
      <text:h text:style-name="Heading_20_2" text:outline-level="2">Reading Log records</text:h>
      <text:p text:style-name="Text_20_body">Log records can be read individually or using a scan. The Log Manager allows both forward and backward scans of the Log. A starting LSN can be specified; if this is not specified then the scanning will begin from the first or last record, depending upon whether it is a forward or backward scan.</text:p>
      <text:p text:style-name="Text_20_body">Shown below is an example of directly accessing a log record by its LSN:</text:p>
      <text:p text:style-name="Preformatted_20_Text"><text:tab/>Lsn myLsn = ...;</text:p>
      <text:p text:style-name="Preformatted_20_Text"><text:tab/>LogRecord logrec = <text:span text:style-name="T2">log.read(myLsn);</text:span></text:p>
      <text:p text:style-name="Preformatted_20_Text"><text:tab/>byte[] data = logrec.getData();</text:p>
      <text:p text:style-name="Preformatted_20_Text"/>
      <text:p text:style-name="Preformatted_20_Text">Shown below is an example of using the Log Scan facility:</text:p>
      <text:p text:style-name="Preformatted_20_Text"/>
      <text:p text:style-name="Preformatted_20_Text"><text:tab/>void readAllRecords(LogMgr log) throws Exception {</text:p>
      <text:p text:style-name="Preformatted_20_Text"><text:tab/><text:tab/>LogReader reader = <text:span text:style-name="T2">log.getForwardScanningReader(null);</text:span></text:p>
      <text:p text:style-name="Preformatted_20_Text"><text:tab/><text:tab/>try {</text:p>
      <text:p text:style-name="Preformatted_20_Text"><text:tab/><text:tab/><text:tab/>for (;;) {</text:p>
      <text:p text:style-name="Preformatted_20_Text"><text:tab/><text:tab/><text:tab/><text:tab/>LogRecord rec = <text:span text:style-name="T2">reader.getNext()</text:span>;</text:p>
      <text:p text:style-name="Preformatted_20_Text"><text:tab/><text:tab/><text:tab/><text:tab/>if (rec == null) {</text:p>
      <text:p text:style-name="Preformatted_20_Text"><text:tab/><text:tab/><text:tab/><text:tab/><text:tab/>break;</text:p>
      <text:p text:style-name="Preformatted_20_Text"><text:tab/><text:tab/><text:tab/><text:tab/>}</text:p>
      <text:p text:style-name="Preformatted_20_Text"><text:tab/><text:tab/><text:tab/><text:tab/>printRecord(rec);</text:p>
      <text:p text:style-name="Preformatted_20_Text"><text:tab/><text:tab/><text:tab/>}</text:p>
      <text:p text:style-name="Preformatted_20_Text"><text:tab/><text:tab/>}</text:p>
      <text:p text:style-name="Preformatted_20_Text"><text:tab/><text:tab/>finally {</text:p>
      <text:p text:style-name="Preformatted_20_Text"><text:tab/><text:tab/><text:tab/>if (reader != null)</text:p>
      <text:p text:style-name="Preformatted_20_Text"><text:tab/><text:tab/><text:tab/><text:tab/><text:span text:style-name="T2">reader.close();</text:span></text:p>
      <text:p text:style-name="Preformatted_20_Text"><text:tab/><text:tab/>}</text:p>
      <text:p text:style-name="Preformatted_20_Text"><text:tab/>}</text:p>
      <text:p text:style-name="Preformatted_20_Text"/>
      <text:h text:style-name="Heading_20_2" text:outline-level="2">Checkpoint Records</text:h>
      <text:p text:style-name="Text_20_body">In transactional systems there is often a need to maintain special checkpoint records that contain a snapshot of the system at a point in time. Checkpoint records can be handled in the same way as normal log records, however, the Log Manager also maintains information about the most recent checkpoint record. Whenever a checkpoint record is written, the Log Manager should be informed about its LSN. This ensures that at the next flush, the Log Control files are updated.</text:p>
      <text:p text:style-name="Text_20_body"/>
      <text:p text:style-name="Preformatted_20_Text"><text:tab/><text:tab/>CheckpointRecord checkpointRec = new CheckpointRecord();</text:p>
      <text:p text:style-name="Preformatted_20_Text"><text:tab/><text:tab/>Lsn checkpointLsn = log.insert(checkpointRec.getData(),</text:p>
      <text:p text:style-name="Preformatted_20_Text"><text:tab/><text:tab/><text:tab/>checkpointRec.getLength());<text:tab/></text:p>
      <text:p text:style-name="Preformatted_20_Text"><text:tab/><text:tab/><text:span text:style-name="T2">logmgr.setCheckpointLsn(checkpointLsn);</text:span></text:p>
      <text:p text:style-name="Preformatted_20_Text"><text:tab/><text:tab/>logmgr.flush(checkpointLsn);</text:p>
      <text:p text:style-name="Text_20_body"/>
      <text:p text:style-name="Text_20_body">The LSN of the last checkpoint record can be retrieved at any time using the getCheckpointLsn() method. Note that if the Checkpoint Record is too large and needs to be broken up into smaller records, then the checkpointLsn should be set to the first checkpoint record. </text:p>
      <text:p text:style-name="Text_20_body"/>
      <text:h text:style-name="P9" text:outline-level="1">Lock Manager</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0">Interface Specification</text:p>
            </table:table-cell>
            <table:table-cell table:style-name="Table7.A1" office:value-type="string">
              <text:p text:style-name="P10">Default Implementation</text:p>
            </table:table-cell>
            <table:table-cell table:style-name="Table7.C1" office:value-type="string">
              <text:p text:style-name="P10">Uses</text:p>
            </table:table-cell>
          </table:table-row>
        </table:table-header-rows>
        <table:table-row>
          <table:table-cell table:style-name="Table7.A2" office:value-type="string">
            <text:p text:style-name="P11">org.simpledbm.rss.locking</text:p>
          </table:table-cell>
          <table:table-cell table:style-name="Table7.A2" office:value-type="string">
            <text:p text:style-name="P11">org.simpledbm.rss.locking.impl</text:p>
          </table:table-cell>
          <table:table-cell table:style-name="Table7.C2" office:value-type="string">
            <text:p text:style-name="P11">Latch Manager</text:p>
          </table:table-cell>
        </table:table-row>
      </table:table>
      <text:p text:style-name="Standard"/>
      <text:h text:style-name="Heading_20_2" text:outline-level="2">Introduction</text:h>
      <text:p text:style-name="Standard">All multi-user transactional systems use some form of locking to ensure that concurrent transactions do not conflict with each other. Depending upon the level of consistency guaranteed by the transactional system the number and type of locks used can vary.</text:p>
      <text:p text:style-name="Standard"/>
      <text:p text:style-name="Standard">In a single user system, no locking is needed. Transaction are automatically consistent, as only one transaction can execute at any point in time.</text:p>
      <text:h text:style-name="Heading_20_2" text:outline-level="2">Locking Basics</text:h>
      <text:p text:style-name="Standard">In multi-user systems, transactions must be allowed to proceed concurrently if reasonable performance is to be obtained. However, this means that unless some form of locking is used, data consistency problems will arise. For example, if two transactions update the same record at the same time, one of the updates may be lost.</text:p>
      <text:p text:style-name="Standard"/>
      <text:p text:style-name="Standard">To prevent this sort of thing from happening, each transaction must lock the data that it updates or reads. A lock is a mechanism by which access to the record is restricted to the transaction that owns the lock. Furthermore, a lock restricts the type of operation that is permitted to occur. For example, a Shared lock can be owned by multiple transactions concurrently and allows read operations. An Exclusive lock permits both read and write operations but can only be granted to one transaction at any point on time. Moreover Shared locks and Exclusive locks are incompatible; this means that if a Shared Lock is held by a transaction on a record, another transaction cannot obtain an Exclusive lock on the same record, and vice-versa.</text:p>
      <text:h text:style-name="Heading_20_2" text:outline-level="2">Two-Phase Locking and Repeatable Read Isolation Level</text:h>
      <text:p text:style-name="Standard">Not only must a record be locked when it is updated, the transaction must hold the lock until the transaction is committed or aborted. This strategy leads to the basic rule of two-phase locking, which requires that a transaction must manage its locks in two distinct phases. In the first phase, the transaction is permitted to acquire locks, but cannot release any locks. The first phase lasts right up to the moment the transaction is completed, i.e., either committed or aborted. In the second phase, when the transaction is committed or aborted, all locks are released. No further locks can be acquired in this phase. Strict two phase locking ensures that despite concurrent running of transactions, each transaction has the appearance of running in isolation. Strict two-phase locking strategy provides a level of consistency called Repeatable Read.</text:p>
      <text:h text:style-name="Heading_20_2" text:outline-level="2">Read Committed Isolation Level</text:h>
      <text:p text:style-name="Standard">This basic strategy can be modified to obtain greater concurrency at the cost of data consistency. For example, read locks can be released early to allow other transactions to read data. While this increases concurrency, it does mean that reads are not repeatable, because the original transaction may find that the data it read previously has been modified by the time it is read a second time. This level of consistency is known as Read Committed.</text:p>
      <text:h text:style-name="Heading_20_2" text:outline-level="2">Serializable Isolation Level</text:h>
      <text:p text:style-name="Standard">Although the Repeatable Read level of consistency prevents data that has been read by one transaction from being modified by another, it does not prevent the problem of phantom reads, which occurs when new records are inserted. For example, if a range of records is read twice by the same transaction, and another transaction has inserted new records in the time interval between the two reads, then the second read will encounter records that did not appear the first time. To prevent this type of phantom reads from occurring, locking has to be made even more comprehensive. Rather than locking one record, certain operations need to lock entire ranges of records, even non-existent ones. This is typically achieved using a logical convention; a lock on a particular data item represents not only a lock on that data, but also the range of data up to and including the data item being locked. For example, if there are two records A and C, then a lock on C would encompass the entire range of data between A and C, excluding A, but including and up to C.</text:p>
      <text:h text:style-name="Heading_20_2" text:outline-level="2">Design choices</text:h>
      <text:p text:style-name="Standard">The Locking subsystem specified in SimpleDBM requires that locks should be implemented independently of the objects being locked. In order for locking to work, all participants must agree to agree to use the locking system and abide by the rules.</text:p>
      <text:p text:style-name="Standard"/>
      <text:p text:style-name="Standard">Another design constraint is that the interface is geared towards a memory based implementation. This places a constraint on the number of locks that can be held within the system, because a large number of locks would require a prohibitively large amount of memory.</text:p>
      <text:p text:style-name="Standard"/>
      <text:p text:style-name="Standard">Some database systems, Oracle, in particular, use markers within the databases disk pages to represent locks. A lock byte is used, for instance, to denote whether a row is locked or not. The advantage of Oracle's approach is that there are no constraints on the number of locks the system can handle. The disadvantage is that the lock status is maintained in persistent storage, therefore changing the lock status can make a page dirty. Oracle overcomes this issue in two ways. Firstly, it uses a multi-version system that does not required read locks. Thus, locks are used only for updates, and since updates cause database pages to be touched anyway, using a lock status byte does not pose a problem. Secondly, Oracle avoids updating the lock status byte when locks are released, by using information about the transaction status to infer that a lock has been released.</text:p>
      <text:p text:style-name="Standard"/>
      <text:p text:style-name="Standard">The interface for the Locking System specified in this package does not support implementations of the type used in Oracle.</text:p>
      <text:p text:style-name="Standard"/>
      <text:p text:style-name="Standard">In some systems, locking is based upon facilities provided by the underlying operating system. For instance, most operating systems support some form of file locking. Since database records are laid out into regions within a file system, file system locks can be applied on records. No major database system does this, however. This is because locking a region in the file would prevent all access to that region, which would cause other problems. Even when systems do use file system locks, typically, some form of logical locking is used. For example, in DBASE III based systems, a single byte in the file represents a record lock. In general, relying upon file system locks can be source of numerous problems, such as portability of the system, performance, etc.</text:p>
      <text:h text:style-name="Heading_20_2" text:outline-level="2">Lock Modes</text:h>
      <text:p text:style-name="Text_20_body">The SimpleDBM Lock Manager supports the following Lock Modes:</text:p>
      <text:list text:style-name="L5">
        <text:list-item>
          <text:p text:style-name="P18">INTENTION_SHARED - Indicates the intention to read data at a lower level of granularity. </text:p>
        </text:list-item>
        <text:list-item>
          <text:p text:style-name="P18">INTENTION_EXCLUSIVE - Indicates the intention to update data at a lower level of granularity. </text:p>
        </text:list-item>
        <text:list-item>
          <text:p text:style-name="P18">SHARED - Permits readers. </text:p>
        </text:list-item>
        <text:list-item>
          <text:p text:style-name="P18">SHARED_INTENTION_EXCLUSIVE - Indicates SHARED lock at current level and intention to update data at a lower level of granularity. </text:p>
        </text:list-item>
        <text:list-item>
          <text:p text:style-name="P18">UPDATE - Indicates intention to update, Permits readers. </text:p>
        </text:list-item>
        <text:list-item>
          <text:p text:style-name="P19">EXCLUSIVE - Prevents access by other users. </text:p>
        </text:list-item>
      </text:list>
      <text:h text:style-name="Heading_20_3" text:outline-level="3">Lock Compatibility Matrix</text:h>
      <text:p text:style-name="Text_20_body">The lock compatibility matrix for above is given below:</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E"/>
        <table:table-column table:style-name="Table8.H"/>
        <table:table-row>
          <table:table-cell table:style-name="Table8.A1" office:value-type="string">
            <text:p text:style-name="Table_20_Heading">Mode</text:p>
          </table:table-cell>
          <table:table-cell table:style-name="Table8.A1" office:value-type="string">
            <text:p text:style-name="Table_20_Heading">NONE</text:p>
          </table:table-cell>
          <table:table-cell table:style-name="Table8.A1" office:value-type="string">
            <text:p text:style-name="Table_20_Heading">IS</text:p>
          </table:table-cell>
          <table:table-cell table:style-name="Table8.A1" office:value-type="string">
            <text:p text:style-name="Table_20_Heading">IX</text:p>
          </table:table-cell>
          <table:table-cell table:style-name="Table8.A1" office:value-type="string">
            <text:p text:style-name="Table_20_Heading">S</text:p>
          </table:table-cell>
          <table:table-cell table:style-name="Table8.A1" office:value-type="string">
            <text:p text:style-name="Table_20_Heading">SIX</text:p>
          </table:table-cell>
          <table:table-cell table:style-name="Table8.A1" office:value-type="string">
            <text:p text:style-name="Table_20_Heading">U</text:p>
          </table:table-cell>
          <table:table-cell table:style-name="Table8.H1" office:value-type="string">
            <text:p text:style-name="Table_20_Heading">X</text:p>
          </table:table-cell>
        </table:table-row>
        <table:table-row>
          <table:table-cell table:style-name="Table8.A2" office:value-type="string">
            <text:p text:style-name="Table_20_Contents">NONE</text:p>
          </table:table-cell>
          <table:table-cell table:style-name="Table8.A2" office:value-type="string">
            <text:p text:style-name="Table_20_Contents">Y</text:p>
          </table:table-cell>
          <table:table-cell table:style-name="Table8.A2" office:value-type="string">
            <text:p text:style-name="Table_20_Contents">Y</text:p>
          </table:table-cell>
          <table:table-cell table:style-name="Table8.A2" office:value-type="string">
            <text:p text:style-name="Table_20_Contents">Y</text:p>
          </table:table-cell>
          <table:table-cell table:style-name="Table8.A2" office:value-type="string">
            <text:p text:style-name="Table_20_Contents">Y</text:p>
          </table:table-cell>
          <table:table-cell table:style-name="Table8.A2" office:value-type="string">
            <text:p text:style-name="Table_20_Contents">Y</text:p>
          </table:table-cell>
          <table:table-cell table:style-name="Table8.A2" office:value-type="string">
            <text:p text:style-name="Table_20_Contents">Y</text:p>
          </table:table-cell>
          <table:table-cell table:style-name="Table8.H2" office:value-type="string">
            <text:p text:style-name="Table_20_Contents">Y</text:p>
          </table:table-cell>
        </table:table-row>
        <table:table-row>
          <table:table-cell table:style-name="Table8.A2" office:value-type="string">
            <text:p text:style-name="Table_20_Contents">Intent Shared (IS)</text:p>
          </table:table-cell>
          <table:table-cell table:style-name="Table8.A2" office:value-type="string">
            <text:p text:style-name="Table_20_Contents">Y</text:p>
          </table:table-cell>
          <table:table-cell table:style-name="Table8.A2" office:value-type="string">
            <text:p text:style-name="Table_20_Contents">Y</text:p>
          </table:table-cell>
          <table:table-cell table:style-name="Table8.A2" office:value-type="string">
            <text:p text:style-name="Table_20_Contents">Y</text:p>
          </table:table-cell>
          <table:table-cell table:style-name="Table8.A2" office:value-type="string">
            <text:p text:style-name="Table_20_Contents">Y</text:p>
          </table:table-cell>
          <table:table-cell table:style-name="Table8.A2" office:value-type="string">
            <text:p text:style-name="Table_20_Contents">Y</text:p>
          </table:table-cell>
          <table:table-cell table:style-name="Table8.A2" office:value-type="string">
            <text:p text:style-name="Table_20_Contents">N</text:p>
          </table:table-cell>
          <table:table-cell table:style-name="Table8.H2" office:value-type="string">
            <text:p text:style-name="Table_20_Contents">N</text:p>
          </table:table-cell>
        </table:table-row>
        <table:table-row>
          <table:table-cell table:style-name="Table8.A2" office:value-type="string">
            <text:p text:style-name="Table_20_Contents">Intent Exclusive (IX)</text:p>
          </table:table-cell>
          <table:table-cell table:style-name="Table8.A2" office:value-type="string">
            <text:p text:style-name="Table_20_Contents">Y</text:p>
          </table:table-cell>
          <table:table-cell table:style-name="Table8.A2" office:value-type="string">
            <text:p text:style-name="Table_20_Contents">Y</text:p>
          </table:table-cell>
          <table:table-cell table:style-name="Table8.A2" office:value-type="string">
            <text:p text:style-name="Table_20_Contents">Y</text:p>
          </table:table-cell>
          <table:table-cell table:style-name="Table8.A2" office:value-type="string">
            <text:p text:style-name="Table_20_Contents">N</text:p>
          </table:table-cell>
          <table:table-cell table:style-name="Table8.A2" office:value-type="string">
            <text:p text:style-name="Table_20_Contents">N</text:p>
          </table:table-cell>
          <table:table-cell table:style-name="Table8.A2" office:value-type="string">
            <text:p text:style-name="Table_20_Contents">N</text:p>
          </table:table-cell>
          <table:table-cell table:style-name="Table8.H2" office:value-type="string">
            <text:p text:style-name="Table_20_Contents">N</text:p>
          </table:table-cell>
        </table:table-row>
        <table:table-row>
          <table:table-cell table:style-name="Table8.A2" office:value-type="string">
            <text:p text:style-name="Table_20_Contents">Shared (S)</text:p>
          </table:table-cell>
          <table:table-cell table:style-name="Table8.A2" office:value-type="string">
            <text:p text:style-name="Table_20_Contents">Y</text:p>
          </table:table-cell>
          <table:table-cell table:style-name="Table8.A2" office:value-type="string">
            <text:p text:style-name="Table_20_Contents">Y</text:p>
          </table:table-cell>
          <table:table-cell table:style-name="Table8.A2" office:value-type="string">
            <text:p text:style-name="Table_20_Contents">N</text:p>
          </table:table-cell>
          <table:table-cell table:style-name="Table8.A2" office:value-type="string">
            <text:p text:style-name="Table_20_Contents">Y</text:p>
          </table:table-cell>
          <table:table-cell table:style-name="Table8.A2" office:value-type="string">
            <text:p text:style-name="Table_20_Contents">N</text:p>
          </table:table-cell>
          <table:table-cell table:style-name="Table8.A2" office:value-type="string">
            <text:p text:style-name="Table_20_Contents">N</text:p>
          </table:table-cell>
          <table:table-cell table:style-name="Table8.H2" office:value-type="string">
            <text:p text:style-name="Table_20_Contents">N</text:p>
          </table:table-cell>
        </table:table-row>
        <table:table-row>
          <table:table-cell table:style-name="Table8.A2" office:value-type="string">
            <text:p text:style-name="Table_20_Contents">Shared Intent Exclusive (SIX)</text:p>
          </table:table-cell>
          <table:table-cell table:style-name="Table8.A2" office:value-type="string">
            <text:p text:style-name="Table_20_Contents">Y</text:p>
          </table:table-cell>
          <table:table-cell table:style-name="Table8.A2" office:value-type="string">
            <text:p text:style-name="Table_20_Contents">Y</text:p>
          </table:table-cell>
          <table:table-cell table:style-name="Table8.A2" office:value-type="string">
            <text:p text:style-name="Table_20_Contents">N</text:p>
          </table:table-cell>
          <table:table-cell table:style-name="Table8.A2" office:value-type="string">
            <text:p text:style-name="Table_20_Contents">N</text:p>
          </table:table-cell>
          <table:table-cell table:style-name="Table8.A2" office:value-type="string">
            <text:p text:style-name="Table_20_Contents">N</text:p>
          </table:table-cell>
          <table:table-cell table:style-name="Table8.A2" office:value-type="string">
            <text:p text:style-name="Table_20_Contents">N</text:p>
          </table:table-cell>
          <table:table-cell table:style-name="Table8.H2" office:value-type="string">
            <text:p text:style-name="Table_20_Contents">N</text:p>
          </table:table-cell>
        </table:table-row>
        <table:table-row>
          <table:table-cell table:style-name="Table8.A2" office:value-type="string">
            <text:p text:style-name="Table_20_Contents">Update (U)</text:p>
          </table:table-cell>
          <table:table-cell table:style-name="Table8.A2" office:value-type="string">
            <text:p text:style-name="Table_20_Contents">Y</text:p>
          </table:table-cell>
          <table:table-cell table:style-name="Table8.A2" office:value-type="string">
            <text:p text:style-name="Table_20_Contents">N</text:p>
          </table:table-cell>
          <table:table-cell table:style-name="Table8.A2" office:value-type="string">
            <text:p text:style-name="Table_20_Contents">N</text:p>
          </table:table-cell>
          <table:table-cell table:style-name="Table8.A2" office:value-type="string">
            <text:p text:style-name="Table_20_Contents">Y</text:p>
          </table:table-cell>
          <table:table-cell table:style-name="Table8.A2" office:value-type="string">
            <text:p text:style-name="Table_20_Contents">N</text:p>
          </table:table-cell>
          <table:table-cell table:style-name="Table8.A2" office:value-type="string">
            <text:p text:style-name="Table_20_Contents">N</text:p>
          </table:table-cell>
          <table:table-cell table:style-name="Table8.H2" office:value-type="string">
            <text:p text:style-name="Table_20_Contents">N</text:p>
          </table:table-cell>
        </table:table-row>
        <table:table-row>
          <table:table-cell table:style-name="Table8.A2" office:value-type="string">
            <text:p text:style-name="Table_20_Contents">Exclusive (X)</text:p>
          </table:table-cell>
          <table:table-cell table:style-name="Table8.A2" office:value-type="string">
            <text:p text:style-name="Table_20_Contents">Y</text:p>
          </table:table-cell>
          <table:table-cell table:style-name="Table8.A2" office:value-type="string">
            <text:p text:style-name="Table_20_Contents">N</text:p>
          </table:table-cell>
          <table:table-cell table:style-name="Table8.A2" office:value-type="string">
            <text:p text:style-name="Table_20_Contents">N</text:p>
          </table:table-cell>
          <table:table-cell table:style-name="Table8.A2" office:value-type="string">
            <text:p text:style-name="Table_20_Contents">N</text:p>
          </table:table-cell>
          <table:table-cell table:style-name="Table8.A2" office:value-type="string">
            <text:p text:style-name="Table_20_Contents">N</text:p>
          </table:table-cell>
          <table:table-cell table:style-name="Table8.A2" office:value-type="string">
            <text:p text:style-name="Table_20_Contents">N</text:p>
          </table:table-cell>
          <table:table-cell table:style-name="Table8.H2" office:value-type="string">
            <text:p text:style-name="Table_20_Contents">N</text:p>
          </table:table-cell>
        </table:table-row>
      </table:table>
      <text:p text:style-name="Text_20_body"/>
      <text:h text:style-name="Heading_20_2" text:outline-level="2">Lock Conversions</text:h>
      <text:p text:style-name="Text_20_body">SimpleDBM's Lock Manager also supports Lock Conversions. The following table shows how lock conversions are handled:</text:p>
      <table:table table:name="Table9" table:style-name="Table9">
        <table:table-column table:style-name="Table9.A"/>
        <table:table-column table:style-name="Table9.B"/>
        <table:table-column table:style-name="Table9.C" table:number-columns-repeated="3"/>
        <table:table-column table:style-name="Table9.F"/>
        <table:table-column table:style-name="Table9.C"/>
        <table:table-column table:style-name="Table9.H"/>
        <table:table-row>
          <table:table-cell table:style-name="Table9.A1" office:value-type="string">
            <text:p text:style-name="Table_20_Heading">Mode</text:p>
          </table:table-cell>
          <table:table-cell table:style-name="Table9.A1" office:value-type="string">
            <text:p text:style-name="Table_20_Heading">NONE</text:p>
          </table:table-cell>
          <table:table-cell table:style-name="Table9.A1" office:value-type="string">
            <text:p text:style-name="Table_20_Heading">IS</text:p>
          </table:table-cell>
          <table:table-cell table:style-name="Table9.A1" office:value-type="string">
            <text:p text:style-name="Table_20_Heading">IX</text:p>
          </table:table-cell>
          <table:table-cell table:style-name="Table9.A1" office:value-type="string">
            <text:p text:style-name="Table_20_Heading">S</text:p>
          </table:table-cell>
          <table:table-cell table:style-name="Table9.A1" office:value-type="string">
            <text:p text:style-name="Table_20_Heading">SIX</text:p>
          </table:table-cell>
          <table:table-cell table:style-name="Table9.A1" office:value-type="string">
            <text:p text:style-name="Table_20_Heading">U</text:p>
          </table:table-cell>
          <table:table-cell table:style-name="Table9.H1" office:value-type="string">
            <text:p text:style-name="Table_20_Heading">X</text:p>
          </table:table-cell>
        </table:table-row>
        <table:table-row>
          <table:table-cell table:style-name="Table9.A2" office:value-type="string">
            <text:p text:style-name="Table_20_Contents">NONE</text:p>
          </table:table-cell>
          <table:table-cell table:style-name="Table9.A2" office:value-type="string">
            <text:p text:style-name="Table_20_Contents">NONE</text:p>
          </table:table-cell>
          <table:table-cell table:style-name="Table9.A2" office:value-type="string">
            <text:p text:style-name="Table_20_Contents">IS</text:p>
          </table:table-cell>
          <table:table-cell table:style-name="Table9.A2" office:value-type="string">
            <text:p text:style-name="Table_20_Contents">IX</text:p>
          </table:table-cell>
          <table:table-cell table:style-name="Table9.A2" office:value-type="string">
            <text:p text:style-name="Table_20_Contents">S</text:p>
          </table:table-cell>
          <table:table-cell table:style-name="Table9.A2" office:value-type="string">
            <text:p text:style-name="Table_20_Contents">SIX</text:p>
          </table:table-cell>
          <table:table-cell table:style-name="Table9.A2" office:value-type="string">
            <text:p text:style-name="Table_20_Contents">U</text:p>
          </table:table-cell>
          <table:table-cell table:style-name="Table9.H2" office:value-type="string">
            <text:p text:style-name="Table_20_Contents">X</text:p>
          </table:table-cell>
        </table:table-row>
        <table:table-row>
          <table:table-cell table:style-name="Table9.A2" office:value-type="string">
            <text:p text:style-name="Table_20_Contents">Intent Shared (IS)</text:p>
          </table:table-cell>
          <table:table-cell table:style-name="Table9.A2" office:value-type="string">
            <text:p text:style-name="Table_20_Contents">IS</text:p>
          </table:table-cell>
          <table:table-cell table:style-name="Table9.A2" office:value-type="string">
            <text:p text:style-name="Table_20_Contents">IS</text:p>
          </table:table-cell>
          <table:table-cell table:style-name="Table9.A2" office:value-type="string">
            <text:p text:style-name="Table_20_Contents">IX</text:p>
          </table:table-cell>
          <table:table-cell table:style-name="Table9.A2" office:value-type="string">
            <text:p text:style-name="Table_20_Contents">S</text:p>
          </table:table-cell>
          <table:table-cell table:style-name="Table9.A2" office:value-type="string">
            <text:p text:style-name="Table_20_Contents">SIX</text:p>
          </table:table-cell>
          <table:table-cell table:style-name="Table9.A2" office:value-type="string">
            <text:p text:style-name="Table_20_Contents">U</text:p>
          </table:table-cell>
          <table:table-cell table:style-name="Table9.H2" office:value-type="string">
            <text:p text:style-name="Table_20_Contents">X</text:p>
          </table:table-cell>
        </table:table-row>
        <table:table-row>
          <table:table-cell table:style-name="Table9.A2" office:value-type="string">
            <text:p text:style-name="Table_20_Contents">Intent Exclusive (IX)</text:p>
          </table:table-cell>
          <table:table-cell table:style-name="Table9.A2" office:value-type="string">
            <text:p text:style-name="Table_20_Contents">IX</text:p>
          </table:table-cell>
          <table:table-cell table:style-name="Table9.A2" office:value-type="string">
            <text:p text:style-name="Table_20_Contents">IX</text:p>
          </table:table-cell>
          <table:table-cell table:style-name="Table9.A2" office:value-type="string">
            <text:p text:style-name="Table_20_Contents">IX</text:p>
          </table:table-cell>
          <table:table-cell table:style-name="Table9.A2" office:value-type="string">
            <text:p text:style-name="Table_20_Contents">SIX</text:p>
          </table:table-cell>
          <table:table-cell table:style-name="Table9.A2" office:value-type="string">
            <text:p text:style-name="Table_20_Contents">SIX</text:p>
          </table:table-cell>
          <table:table-cell table:style-name="Table9.A2" office:value-type="string">
            <text:p text:style-name="Table_20_Contents">X</text:p>
          </table:table-cell>
          <table:table-cell table:style-name="Table9.H2" office:value-type="string">
            <text:p text:style-name="Table_20_Contents">X</text:p>
          </table:table-cell>
        </table:table-row>
        <table:table-row>
          <table:table-cell table:style-name="Table9.A2" office:value-type="string">
            <text:p text:style-name="Table_20_Contents">Shared (S)</text:p>
          </table:table-cell>
          <table:table-cell table:style-name="Table9.A2" office:value-type="string">
            <text:p text:style-name="Table_20_Contents">S</text:p>
          </table:table-cell>
          <table:table-cell table:style-name="Table9.A2" office:value-type="string">
            <text:p text:style-name="Table_20_Contents">S</text:p>
          </table:table-cell>
          <table:table-cell table:style-name="Table9.A2" office:value-type="string">
            <text:p text:style-name="Table_20_Contents">SIX</text:p>
          </table:table-cell>
          <table:table-cell table:style-name="Table9.A2" office:value-type="string">
            <text:p text:style-name="Table_20_Contents">S</text:p>
          </table:table-cell>
          <table:table-cell table:style-name="Table9.A2" office:value-type="string">
            <text:p text:style-name="Table_20_Contents">SIX</text:p>
          </table:table-cell>
          <table:table-cell table:style-name="Table9.A2" office:value-type="string">
            <text:p text:style-name="Table_20_Contents">U</text:p>
          </table:table-cell>
          <table:table-cell table:style-name="Table9.H2" office:value-type="string">
            <text:p text:style-name="Table_20_Contents">X</text:p>
          </table:table-cell>
        </table:table-row>
        <table:table-row>
          <table:table-cell table:style-name="Table9.A2" office:value-type="string">
            <text:p text:style-name="Table_20_Contents">Shared Intent Exclusive (SIX)</text:p>
          </table:table-cell>
          <table:table-cell table:style-name="Table9.A2" office:value-type="string">
            <text:p text:style-name="Table_20_Contents">SIX</text:p>
          </table:table-cell>
          <table:table-cell table:style-name="Table9.A2" office:value-type="string">
            <text:p text:style-name="Table_20_Contents">SIX</text:p>
          </table:table-cell>
          <table:table-cell table:style-name="Table9.A2" office:value-type="string">
            <text:p text:style-name="Table_20_Contents">SIX</text:p>
          </table:table-cell>
          <table:table-cell table:style-name="Table9.A2" office:value-type="string">
            <text:p text:style-name="Table_20_Contents">SIX</text:p>
          </table:table-cell>
          <table:table-cell table:style-name="Table9.A2" office:value-type="string">
            <text:p text:style-name="Table_20_Contents">SIX</text:p>
          </table:table-cell>
          <table:table-cell table:style-name="Table9.A2" office:value-type="string">
            <text:p text:style-name="Table_20_Contents">SIX</text:p>
          </table:table-cell>
          <table:table-cell table:style-name="Table9.H2" office:value-type="string">
            <text:p text:style-name="Table_20_Contents">X</text:p>
          </table:table-cell>
        </table:table-row>
        <table:table-row>
          <table:table-cell table:style-name="Table9.A2" office:value-type="string">
            <text:p text:style-name="Table_20_Contents">Update (U)</text:p>
          </table:table-cell>
          <table:table-cell table:style-name="Table9.A2" office:value-type="string">
            <text:p text:style-name="Table_20_Contents">U</text:p>
          </table:table-cell>
          <table:table-cell table:style-name="Table9.A2" office:value-type="string">
            <text:p text:style-name="Table_20_Contents">U</text:p>
          </table:table-cell>
          <table:table-cell table:style-name="Table9.A2" office:value-type="string">
            <text:p text:style-name="Table_20_Contents">X</text:p>
          </table:table-cell>
          <table:table-cell table:style-name="Table9.A2" office:value-type="string">
            <text:p text:style-name="Table_20_Contents">U</text:p>
          </table:table-cell>
          <table:table-cell table:style-name="Table9.A2" office:value-type="string">
            <text:p text:style-name="Table_20_Contents">SIX</text:p>
          </table:table-cell>
          <table:table-cell table:style-name="Table9.A2" office:value-type="string">
            <text:p text:style-name="Table_20_Contents">U</text:p>
          </table:table-cell>
          <table:table-cell table:style-name="Table9.H2" office:value-type="string">
            <text:p text:style-name="Table_20_Contents">X</text:p>
          </table:table-cell>
        </table:table-row>
        <table:table-row>
          <table:table-cell table:style-name="Table9.A2" office:value-type="string">
            <text:p text:style-name="Table_20_Contents">Exclusive (X)</text:p>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H2" office:value-type="string">
            <text:p text:style-name="Table_20_Contents">X</text:p>
          </table:table-cell>
        </table:table-row>
      </table:table>
      <text:p text:style-name="Text_20_body"/>
      <text:h text:style-name="Heading_20_2" text:outline-level="2">Obtaining an instance of Lock Manager</text:h>
      <text:p text:style-name="Text_20_body">SimpleDBM provides a factory class for generating instances of the Lock Manager. Note that locks are meaningful only within an instance of the Lock Manager – if there are two Lock Manager instances, each will have its own set of locks. </text:p>
      <text:p text:style-name="Text_20_body">Following sample code shows how to obtain an instance of the Lock Manager.</text:p>
      <text:p text:style-name="Preformatted_20_Text"><text:tab/>LockMgrFactory factory = new LockMgrFactoryImpl(); </text:p>
      <text:p text:style-name="Preformatted_20_Text"><text:tab/>Properties props = new Properties();</text:p>
      <text:p text:style-name="Preformatted_20_Text"><text:tab/>props.setProperty("lock.hash.size", "193");</text:p>
      <text:p text:style-name="Preformatted_20_Text"><text:tab/>LockMgr lockmgr = factory.create(props);</text:p>
      <text:p text:style-name="Preformatted_20_Text"><text:s/></text:p>
      <text:p text:style-name="Text_20_body">The only property that can be set is the Hash Table size.</text:p>
      <text:h text:style-name="Heading_20_2" text:outline-level="2">Lockable objects</text:h>
      <text:p text:style-name="Text_20_body">Any object can be locked. The only requirement is that the object should implement the <text:span text:style-name="T2">hashcode()</text:span> and <text:span text:style-name="T2">equals()</text:span> methods. For the system to work correctly, lockable objects should be immutable – once created they must not be modified. Clearly, if the object is modified while it is referenced in the lock tables, then the system will malfunction, as the object will no longer respond to hashcode() and equals() in a consistent manner.</text:p>
      <text:h text:style-name="Heading_20_2" text:outline-level="2">Lock Owners</text:h>
      <text:p text:style-name="Text_20_body">Every lock must have an owner. The LockMgr interface allows any object to be lock owner; the only requirement is that the object must implement the <text:span text:style-name="T2">equals()</text:span> method.</text:p>
      <text:h text:style-name="Heading_20_2" text:outline-level="2">Lock Durations</text:h>
      <text:p text:style-name="Text_20_body">Locks can be acquired for an INSTANT_DURATION or MANUAL_DURATION. Instant duration locks are not acquired in reality – the caller is delayed until the lock becomes available. Manul duration locks are held until they are released. Such locks have a reference count attached to them. If the lock is acquired more than once, the reference count is incremented. The lock will not be released until the reference count becomes zero.</text:p>
      <text:p text:style-name="Text_20_body">Typically, a Transaction will hold locks until the transaction ends. In some cases, SHARED locks may be released early, for example, in the READ COMMITTED Isolation Level.</text:p>
      <text:h text:style-name="Heading_20_2" text:outline-level="2">Acquiring and releasing locks</text:h>
      <text:p text:style-name="Text_20_body">Locks can be acquired using the acquire() method provided by the LockMgr interface. The acquire method returns a Handle to the lock, which can be used subsequently to release the lock. Example:</text:p>
      <text:p text:style-name="Preformatted_20_Text"><text:tab/>LockMgr lockmgr = new LockMgrImpl(71);</text:p>
      <text:p text:style-name="Preformatted_20_Text"><text:tab/>Object owner = new Integer(1);</text:p>
      <text:p text:style-name="Preformatted_20_Text"><text:tab/>Object lockname = new Integer(10);</text:p>
      <text:p text:style-name="Preformatted_20_Text"><text:tab/>LockHandle handle = lockmgr.acquire(owner, lockname, </text:p>
      <text:p text:style-name="Preformatted_20_Text"><text:tab/><text:tab/>LockMode.EXCLUSIVE, LockDuration.MANUAL_DURATION, -1);</text:p>
      <text:p text:style-name="Preformatted_20_Text"><text:tab/>// do some work</text:p>
      <text:p text:style-name="Preformatted_20_Text"><text:tab/>handle.release(false);</text:p>
      <text:p text:style-name="Preformatted_20_Text"/>
      <text:h text:style-name="Heading_20_2" text:outline-level="2">Limitations in current implementation</text:h>
      <text:p text:style-name="Text_20_body">The biggest limitation is the lack of a Deadlock Detector. SimpleDBM uses lock timeout as a workaround to this problem. </text:p>
      <text:p text:style-name="Text_20_body"/>
      <text:h text:style-name="P9" text:outline-level="1">Page Manager</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0">Interface Specification</text:p>
            </table:table-cell>
            <table:table-cell table:style-name="Table10.A1" office:value-type="string">
              <text:p text:style-name="P10">Default Implementation</text:p>
            </table:table-cell>
            <table:table-cell table:style-name="Table10.C1" office:value-type="string">
              <text:p text:style-name="P10">Uses</text:p>
            </table:table-cell>
          </table:table-row>
        </table:table-header-rows>
        <table:table-row>
          <table:table-cell table:style-name="Table10.A2" office:value-type="string">
            <text:p text:style-name="P11">org.simpledbm.rss.pm</text:p>
          </table:table-cell>
          <table:table-cell table:style-name="Table10.A2" office:value-type="string">
            <text:p text:style-name="P11">org.simpledbm.rss.pm.impl</text:p>
          </table:table-cell>
          <table:table-cell table:style-name="Table10.C2" office:value-type="string">
            <text:p text:style-name="P11">Latch Manager</text:p>
            <text:p text:style-name="P11">Storage Manager</text:p>
            <text:p text:style-name="P11">Object Registry</text:p>
          </table:table-cell>
        </table:table-row>
      </table:table>
      <text:p text:style-name="Standard"/>
      <text:h text:style-name="Heading_20_2" text:outline-level="2">Overview of Page Manager module</text:h>
      <text:p text:style-name="Text_20_body">The storage unit of a database system is a contiguous set of bytes known as a Page. In SimpleDBM, pages are contained with logical units called Storage Containers. The default implementation maps containers to Operating System files. </text:p>
      <text:p text:style-name="Text_20_body">A page is typically a fixed size block within the storage container. The Page Manager module encapsulates the knowledge about how pages map to containers. It knows about page sizes, and also knows how to read/write pages from storage containers. By isolating this knowledge into a separate module, the rest of the system is protected. For example, the Buffer Manager module can work with different paging strategies by switching the Page Manager module.</text:p>
      <text:p text:style-name="Text_20_body">Note that the Page Manager module does not worry about the contents of the page, except for the very basic and common stuff that must be part of every page, such as page Id, page LSN, and page type. It is expected that other modules will extend the basic page type and implement additional features. The Page Manager does provide the base class for all Page implementations. It also provides a generic factory class that can instantiate pages of different types.</text:p>
      <text:h text:style-name="Heading_20_2" text:outline-level="2">Interactions with other modules</text:h>
      <text:p text:style-name="Text_20_body">The Buffer Manager module uses the Page Manager module to read/write pages from storage containers and also to create new instances of pages.</text:p>
      <text:p text:style-name="Text_20_body">The Page Manager module requires the services of the Object Registry module in order to create instances of pages from type codes. </text:p>
      <text:p text:style-name="Text_20_body">Page Manager module also interacts with the Storage Manager module for access to Storage Containers.</text:p>
      <text:p text:style-name="Text_20_body">Each page is allocated a Latch to manage concurrent access to it. The Page Manager therefore requires the services of the Latch Manager.</text:p>
      <text:h text:style-name="Heading_20_2" text:outline-level="2">Page base class</text:h>
      <text:p text:style-name="Text_20_body">The page manager implements an abstract Page class that is the root of the Page hierarchy. All other page types derive from this class. The simplest of Page classes that one could create is shown below:</text:p>
      <text:p text:style-name="Preformatted_20_Text">public class RawPage extends Page {</text:p>
      <text:p text:style-name="Preformatted_20_Text"><text:tab/>public RawPage() {</text:p>
      <text:p text:style-name="Preformatted_20_Text"><text:tab/><text:tab/>super();</text:p>
      <text:p text:style-name="Preformatted_20_Text"><text:tab/>}</text:p>
      <text:p text:style-name="Preformatted_20_Text"><text:tab/>@Override</text:p>
      <text:p text:style-name="Preformatted_20_Text"><text:tab/>public void init() {</text:p>
      <text:p text:style-name="Preformatted_20_Text"><text:tab/><text:tab/>// does nothing</text:p>
      <text:p text:style-name="Preformatted_20_Text"><text:tab/>}</text:p>
      <text:p text:style-name="Preformatted_20_Text">}</text:p>
      <text:p text:style-name="Preformatted_20_Text"/>
      <text:h text:style-name="Heading_20_2" text:outline-level="2">Page Size and implementation of Storable interface</text:h>
      <text:p text:style-name="Text_20_body">The Page class implements the Storable interface. However, unlike other implementations, a Page has a fixed length which is defined by the Page Factory responsible for creating it. The Page obtains the page size from the Page Factory instance and uses that to determine its persistent size. Sub-classes cannot change this value. This means that the page size of all pages managed by a particular Page Factory instance is always the same.</text:p>
      <text:p text:style-name="Text_20_body">Sub-classes of course still need to implement their own store() and retrieve() methods. These methods should always invoke their super class counterparts before processing local content.</text:p>
      <text:p text:style-name="Text_20_body">Example:</text:p>
      <text:p text:style-name="Preformatted_20_Text">public class RawPage extends Page {</text:p>
      <text:p text:style-name="Preformatted_20_Text"><text:tab/>int i;</text:p>
      <text:p text:style-name="Preformatted_20_Text"><text:tab/>public RawPage() {</text:p>
      <text:p text:style-name="Preformatted_20_Text"><text:tab/><text:tab/>super();</text:p>
      <text:p text:style-name="Preformatted_20_Text"><text:tab/>}</text:p>
      <text:p text:style-name="Preformatted_20_Text"><text:tab/>@Override</text:p>
      <text:p text:style-name="Preformatted_20_Text"><text:tab/>public void init() {</text:p>
      <text:p text:style-name="Preformatted_20_Text"><text:tab/><text:tab/>i = 0;</text:p>
      <text:p text:style-name="Preformatted_20_Text"><text:tab/>}</text:p>
      <text:p text:style-name="Preformatted_20_Text"><text:tab/>@Override</text:p>
      <text:p text:style-name="Preformatted_20_Text"><text:tab/>public void store(ByteBuffer bb) {</text:p>
      <text:p text:style-name="Preformatted_20_Text"><text:tab/><text:tab/><text:span text:style-name="T2">super.store(bb);</text:span></text:p>
      <text:p text:style-name="Preformatted_20_Text"><text:tab/><text:tab/>bb.putInt(i);</text:p>
      <text:p text:style-name="Preformatted_20_Text"><text:tab/>}</text:p>
      <text:p text:style-name="Preformatted_20_Text"><text:tab/>@Override</text:p>
      <text:p text:style-name="Preformatted_20_Text"><text:tab/>public void retrieve(ByteBuffer bb) {</text:p>
      <text:p text:style-name="Preformatted_20_Text"><text:tab/><text:tab/><text:span text:style-name="T2">super.retrieve(bb);</text:span></text:p>
      <text:p text:style-name="Preformatted_20_Text"><text:tab/><text:tab/>i = bb.getInt();</text:p>
      <text:p text:style-name="Preformatted_20_Text"><text:tab/>}</text:p>
      <text:p text:style-name="Preformatted_20_Text">}</text:p>
      <text:p text:style-name="Preformatted_20_Text"/>
      <text:h text:style-name="Heading_20_2" text:outline-level="2">How various Page types are managed</text:h>
      <text:p text:style-name="Text_20_body">SimpleDBM modules do not know in advance what page types are to be used. Some of the modules define their own page types. However, despite this the Buffer Manager, and the Transaction Manager modules must handle pages, even read and write them to the disk as necessary. This is made possible as follows:</text:p>
      <text:list text:style-name="L6">
        <text:list-item>
          <text:p text:style-name="P20">Each Page type is given a typecode in the Object Registry. This allows the Page Factory to obtain instances of specific Page types given the typecode.</text:p>
        </text:list-item>
        <text:list-item>
          <text:p text:style-name="P20">The typecode is stored in the first two bytes (as a short integer) of the Page when the page is persisted. When reading a page, the first two bytes are inspected to determine the correct Page type to instantiate. Reading and writing various page types is managed by the Page Factory implementation. </text:p>
        </text:list-item>
        <text:list-item>
          <text:p text:style-name="P20">The Buffer Manager uses the Page Factory implementation to generate new instances of Pages or to read/write specific pages.</text:p>
        </text:list-item>
        <text:list-item>
          <text:p text:style-name="P20">The abstract Page class provides a common interface for all Pages. This interface implements all the functionality that is required by the Transaction Manager module to manage updates to pages.</text:p>
        </text:list-item>
      </text:list>
      <text:h text:style-name="Heading_20_2" text:outline-level="2">Page Factory</text:h>
      <text:p text:style-name="Text_20_body">Creating a page factory is relatively simple:</text:p>
      <text:p text:style-name="Preformatted_20_Text"><text:tab/>StorageContainerFactory storageFactory = </text:p>
      <text:p text:style-name="Preformatted_20_Text"><text:tab/><text:tab/>new FileStorageContainerFactory();</text:p>
      <text:p text:style-name="Preformatted_20_Text"><text:tab/>ObjectFactory objectFactory = new ObjectFactoryImpl();</text:p>
      <text:p text:style-name="Preformatted_20_Text"><text:tab/>StorageManager storageManager = new StorageManagerImpl();</text:p>
      <text:p text:style-name="Preformatted_20_Text"><text:tab/>LatchFactory latchFactory = new LatchFactoryImpl();</text:p>
      <text:p text:style-name="Preformatted_20_Text"><text:tab/>PageFactory pageFactory = new PageFactoryImpl(objectFactory,</text:p>
      <text:p text:style-name="Preformatted_20_Text"><text:tab/><text:tab/>storageManager, latchFactory);</text:p>
      <text:p text:style-name="Preformatted_20_Text"/>
      <text:p text:style-name="Text_20_body">Note that the Page Factory requires access to the Object Registry, the Latch Manager and the Storage Manager.</text:p>
      <text:h text:style-name="Heading_20_2" text:outline-level="2">Storing and retrieving Pages</text:h>
      <text:p text:style-name="Text_20_body">Before pages can be stored or retrieved, the appropriate Storage Containers must be created/opened and registered with the Storage Manager. Also, the Page types must be registered with the Object Registry. Following sample code shows how this may be done:</text:p>
      <text:p text:style-name="Preformatted_20_Text"><text:tab/>String name = "testfile.dat";</text:p>
      <text:p text:style-name="Preformatted_20_Text"><text:tab/>// Create a new storage container called testfile.dat</text:p>
      <text:p text:style-name="Preformatted_20_Text"><text:tab/>StorageContainer sc = storageFactory.create(name);</text:p>
      <text:p text:style-name="Preformatted_20_Text"><text:tab/>// Assign it a container ID of 1</text:p>
      <text:p text:style-name="Preformatted_20_Text"><text:tab/>storageManager.register(1, sc);</text:p>
      <text:p text:style-name="Preformatted_20_Text"><text:tab/>// Register the Page Type</text:p>
      <text:p text:style-name="Preformatted_20_Text"><text:tab/>objectFactory.register("mypage", TYPE_MYPAGE, MyPage.class.getName());</text:p>
      <text:p text:style-name="Preformatted_20_Text"><text:tab/>// Create a new instance of the page</text:p>
      <text:p text:style-name="Preformatted_20_Text"><text:tab/>MyPage page = (MyPage) pageFactory.getInstance("mypage", new PageId(1,</text:p>
      <text:p text:style-name="Preformatted_20_Text"><text:tab/><text:tab/>0));</text:p>
      <text:p text:style-name="Preformatted_20_Text"><text:tab/>// Store the page in the container</text:p>
      <text:p text:style-name="Preformatted_20_Text"><text:tab/>pageFactory.store(page);</text:p>
      <text:p text:style-name="Preformatted_20_Text"><text:tab/>// Retrieve the page from the container </text:p>
      <text:p text:style-name="Preformatted_20_Text"><text:tab/>page = (MyPage) pageFactory.retrieve(new PageId(1, 0));</text:p>
      <text:p text:style-name="Text_20_body"/>
      <text:p text:style-name="Text_20_body"/>
      <text:h text:style-name="P9" text:outline-level="1">Buffer Manager</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0">Interface Specification</text:p>
            </table:table-cell>
            <table:table-cell table:style-name="Table11.A1" office:value-type="string">
              <text:p text:style-name="P10">Default Implementation</text:p>
            </table:table-cell>
            <table:table-cell table:style-name="Table11.C1" office:value-type="string">
              <text:p text:style-name="P10">Uses</text:p>
            </table:table-cell>
          </table:table-row>
        </table:table-header-rows>
        <table:table-row>
          <table:table-cell table:style-name="Table11.A2" office:value-type="string">
            <text:p text:style-name="P11">org.simpledbm.rss.bm</text:p>
          </table:table-cell>
          <table:table-cell table:style-name="Table11.A2" office:value-type="string">
            <text:p text:style-name="P11">org.simpledbm.rss.bm.impl</text:p>
          </table:table-cell>
          <table:table-cell table:style-name="Table11.C2" office:value-type="string">
            <text:p text:style-name="P11">Log Manager</text:p>
            <text:p text:style-name="P11">Page Manager</text:p>
          </table:table-cell>
        </table:table-row>
      </table:table>
      <text:h text:style-name="Heading_20_2" text:outline-level="2">Overview</text:h>
      <text:p text:style-name="Text_20_body">The Buffer Manager is a critical component of any DBMS. Its primary job is to cache disk pages in memory. Typically, a Buffer Manager has a fixed size Buffer Pool, implemented as an array of in-memory disk pages. The contents of the Buffer Pool change over time, as pages are read in, and written out. One of the principle tasks of the Buffer Manager is to decide which page should stay in memory, and which should not. The aim is to try to keep the most frequently required pages in memory. The efficiency of the Buffer Manager can be measured by its cache hit-rate, which is the ratio of pages found in the cache, to pages accessed by the system. </text:p>
      <text:p text:style-name="Text_20_body">In order to decide which pages to maintain in memory, the Buffer Manager typically implements some form of Least Recently Used (LRU) algorithm. In the simplest form, this is simply a linked list of all cached pages, the head of the list representing the least recently used page, and the tail the most recently used. This is based on the assumption that if a page was accessed recently, then it is likely to be accessed again soon. Since every time a page is accessed, it is moved to the MRU end of the list, therefore over time, the most frequently accessed pages tend to accumulate on the MRU side. Of course, if a client reads a large number of temporary pages, then this scheme can be upset. To avoid this, the Buffer Manager may support hints, so that a client can provide more information to the Buffer Manager, which can then use this information to improve the page replacement algorithm. An example of such a hint would be to flag temporary pages. The Buffer Manager can then use this knowledge to decide that instead of the page going to MRU end, it goes to the LRU end.</text:p>
      <text:h text:style-name="Heading_20_2" text:outline-level="2">Interactions with other modules</text:h>
      <text:p text:style-name="Text_20_body">The Buffer Manager interacts with the Log Manager and the Page Manager modules. It needs the help of the PageFactory in order to instantiate new pages, read pages from disk, and write out dirty pages to disk. In order to support the Write Ahead Log protocol, the Buffer Manager must ensure that all logs related to the page in question are flushed prior to the page being persisted to disk.</text:p>
      <text:p text:style-name="Text_20_body">The Transaction Manager also interacts with the Buffer Manager. During checkpoints, the Transaction Manager asks for a list of dirty pages. It uses information maintained by the Buffer Manager to determine where recovery should start. After a system restart the Transaction Manager informs the Buffer Manager about the recovery status of disk pages.</text:p>
      <text:h text:style-name="Heading_20_2" text:outline-level="2">Creating a Buffer Manager instance</text:h>
      <text:p text:style-name="Text_20_body">A Buffer Manager instance has a dependency on Log Manager and Page Factory. These in turn depend upon a few other modules. The following sample code illustrates the steps required to create a Buffer Manager instance.</text:p>
      <text:p text:style-name="Preformatted_20_Text"><text:tab/>LogFactory factory = new LogFactoryImpl();</text:p>
      <text:p text:style-name="Preformatted_20_Text"><text:tab/>Properties properties = new Properties();</text:p>
      <text:p text:style-name="Preformatted_20_Text"><text:tab/>properties.setProperty("log.ctl.1", "ctl.a");</text:p>
      <text:p text:style-name="Preformatted_20_Text"><text:tab/>properties.setProperty("log.ctl.2", "ctl.b");</text:p>
      <text:p text:style-name="Preformatted_20_Text"/>
      <text:p text:style-name="Preformatted_20_Text"><text:tab/>// Create Storage Factory instance</text:p>
      <text:p text:style-name="Preformatted_20_Text"><text:tab/>StorageContainerFactory storageFactory = </text:p>
      <text:p text:style-name="Preformatted_20_Text"><text:tab/><text:tab/>new FileStorageContainerFactory();</text:p>
      <text:p text:style-name="Preformatted_20_Text"><text:tab/>// Open Log </text:p>
      <text:p text:style-name="Preformatted_20_Text"><text:tab/>LogMgr log = factory.openLog(storageFactory, properties);</text:p>
      <text:p text:style-name="Preformatted_20_Text"><text:tab/>// Create Object Registry</text:p>
      <text:p text:style-name="Preformatted_20_Text"><text:tab/>ObjectFactory objectFactory = new ObjectFactoryImpl();</text:p>
      <text:p text:style-name="Preformatted_20_Text"><text:tab/>// Create Storage Manager instance</text:p>
      <text:p text:style-name="Preformatted_20_Text"><text:tab/>StorageManager storageManager = new StorageManagerImpl();</text:p>
      <text:p text:style-name="Preformatted_20_Text"><text:tab/>// Create Latch Factory</text:p>
      <text:p text:style-name="Preformatted_20_Text"><text:tab/>LatchFactory latchFactory = new LatchFactoryImpl();</text:p>
      <text:p text:style-name="Preformatted_20_Text"><text:tab/>// Create Page Factory</text:p>
      <text:p text:style-name="Preformatted_20_Text"><text:tab/>PageFactory pageFactory = new PageFactoryImpl(objectFactory,</text:p>
      <text:p text:style-name="Preformatted_20_Text"><text:tab/><text:tab/>storageManager, latchFactory);</text:p>
      <text:p text:style-name="Preformatted_20_Text"><text:tab/>// Create a Buffer Manager intance with a Buffer Pool of</text:p>
      <text:p text:style-name="Preformatted_20_Text"><text:tab/>// 50 pages and a hash table of 101 buckets</text:p>
      <text:p text:style-name="Preformatted_20_Text"><text:tab/>BufMgrImpl bufmgr = new BufMgrImpl(logmgr, pageFactory, 50, 101);</text:p>
      <text:p text:style-name="Preformatted_20_Text"/>
      <text:p text:style-name="Text_20_body">Note that when creating a Buffer Manager instance, you can set the size of the Buffer Pool and also the size of the Hash table.</text:p>
      <text:p text:style-name="Text_20_body">A Buffer Manager instance has a one to one relationship with a Page Factory. Hence all pages managed by the Buffer Manager instance will be of the same size; the page size is determined by the Page Factory.</text:p>
      <text:h text:style-name="Heading_20_2" text:outline-level="2">Fixing Pages in the Buffer Pool</text:h>
      <text:p text:style-name="Text_20_body">The Buffer Manager provides methods for fixing pages in the Buffer Pool. There are two possibilities: </text:p>
      <text:list text:style-name="L7">
        <text:list-item>
          <text:p text:style-name="P21">Fix a new page.</text:p>
        </text:list-item>
        <text:list-item>
          <text:p text:style-name="P21">Fix an existing page.</text:p>
        </text:list-item>
      </text:list>
      <text:p text:style-name="Text_20_body">It is the client's responsibility to know whether the page is new or existing. If a request is made to fix the page as new, then the outcome may be unexpected. If the page already exists in the Buffer Pool, it will be returned, rather than initializing a new Page.</text:p>
      <text:p text:style-name="Text_20_body">When fixing a Page, the Page can be locked in one of three modes:</text:p>
      <text:list text:style-name="L8">
        <text:list-item>
          <text:p text:style-name="P22">Shared mode – allowing multiple clients to access the same Page concurrently for reading.</text:p>
        </text:list-item>
        <text:list-item>
          <text:p text:style-name="P22">Update mode – which allows one client to access the page in update mode, but other clients may access the same page concurrently in Shared mode.</text:p>
        </text:list-item>
        <text:list-item>
          <text:p text:style-name="P22">Exclusive mode – in this mode only one client has access to the Page. This mode is used when a client wishes to modify the contents of the Page.</text:p>
        </text:list-item>
      </text:list>
      <text:p text:style-name="Text_20_body">An Update mode request can be upgraded to Exclusive mode. An Exclusive mode request may be downgraded to an Update mode request.</text:p>
      <text:p text:style-name="Text_20_body">Following code sample shows how page is fixed:</text:p>
      <text:p text:style-name="Preformatted_20_Text">// Fix page as New (the second parameter). The page type is “mypage”. </text:p>
      <text:p text:style-name="Preformatted_20_Text">// This page type should have been registered with the Object Registry </text:p>
      <text:p text:style-name="Preformatted_20_Text">// prior to this call. The page will be latched in Exclusive mode. </text:p>
      <text:p text:style-name="Preformatted_20_Text">// The last parameter is a hint for the LRU replacement algorithm.</text:p>
      <text:p text:style-name="Preformatted_20_Text">BufferAccessBlock bab = bufmgr.fixExclusive(new PageId(1, 0), </text:p>
      <text:p text:style-name="Preformatted_20_Text"><text:tab/>true, "mypage", 0);</text:p>
      <text:p text:style-name="Text_20_body"/>
      <text:p text:style-name="Text_20_body">As shown above, when a page is fixed, the Buffer Manager returns a BufferAccessBlock which contains a reference to the desired page. The Page can be accessed as follows:</text:p>
      <text:p text:style-name="Preformatted_20_Text">MyPage page = (MyPage) bab.getPage();</text:p>
      <text:h text:style-name="Heading_20_2" text:outline-level="2">Modifying page contents</text:h>
      <text:p text:style-name="Text_20_body">Note that in order to modify a Page's content, the Page must be fixed in Exclusive mode.</text:p>
      <text:p text:style-name="Text_20_body">Also, the Write Ahead Log protocol must be obeyed. This requires the modification to proceed as follows:</text:p>
      <text:list text:style-name="L9">
        <text:list-item>
          <text:p text:style-name="P23">Fix the page in exclusive mode.</text:p>
        </text:list-item>
        <text:list-item>
          <text:p text:style-name="P23">Generate a log record containing redo/undo information for the modification about to be made.</text:p>
        </text:list-item>
        <text:list-item>
          <text:p text:style-name="P23">Modify the page contents.</text:p>
        </text:list-item>
        <text:list-item>
          <text:p text:style-name="P23">Set the Page LSN of the page and mark the page as dirty.</text:p>
        </text:list-item>
        <text:list-item>
          <text:p text:style-name="P23">Unfix the page.</text:p>
        </text:list-item>
      </text:list>
      <text:p text:style-name="Text_20_body">Failure to follow this protocol may lead to unrecoverable changes.</text:p>
      <text:h text:style-name="Heading_20_2" text:outline-level="2">Changing lock modes</text:h>
      <text:p text:style-name="Text_20_body">As mentioned before, pages that are locked in Update mode may be upgraded to Exclusive mode. Pages that are locked in Exclusive mode may be downgraded to Update mode. The BufferAccessBlock interface provides methods that allow the lock mode to be upgraded or downgraded.</text:p>
      <text:h text:style-name="Heading_20_2" text:outline-level="2">Unfixing a Page</text:h>
      <text:p text:style-name="Text_20_body">It is very important to unfix a Page after the client is done with it. Failure to do so may cause the Buffer Pool to become full and the system will potentially come to a halt if further pages cannot be fixed. A fixed page cannot be removed from the Buffer Pool.</text:p>
      <text:p text:style-name="Text_20_body">It is also advisable to keep pages fixed for a short duration only. If necessary the same page can be fixed again. </text:p>
      <text:p text:style-name="Text_20_body"/>
      <text:h text:style-name="P9" text:outline-level="1">Transaction Manager</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0">Interface Specification</text:p>
            </table:table-cell>
            <table:table-cell table:style-name="Table12.A1" office:value-type="string">
              <text:p text:style-name="P10">Default Implementation</text:p>
            </table:table-cell>
            <table:table-cell table:style-name="Table12.C1" office:value-type="string">
              <text:p text:style-name="P10">Uses</text:p>
            </table:table-cell>
          </table:table-row>
        </table:table-header-rows>
        <table:table-row>
          <table:table-cell table:style-name="Table12.A2" office:value-type="string">
            <text:p text:style-name="P11">org.simpledbm.rss.tm</text:p>
          </table:table-cell>
          <table:table-cell table:style-name="Table12.A2" office:value-type="string">
            <text:p text:style-name="P11">org.simpledbm.rss.tm.impl</text:p>
          </table:table-cell>
          <table:table-cell table:style-name="Table12.C2" office:value-type="string">
            <text:p text:style-name="P11">Log Manager</text:p>
            <text:p text:style-name="P11">Page Manager</text:p>
          </table:table-cell>
        </table:table-row>
      </table:table>
      <text:h text:style-name="Heading_20_2" text:outline-level="2">Introduction</text:h>
      <text:p text:style-name="Text_20_body">The Transaction Manager is responsible for managing transactions. It provides interfaces for starting new transactions, and for committing or aborting transactions. The SimpleDBM implementation also supports Savepoints. While the view seen by the user is simple, the Transaction Manager is a complex module and has an elaborate interface. This chapter will attempt to unravel the TM interface and with the help of examples, demonstrate how this interface works and how other modules can use this interface to participate in Transactions.</text:p>
      <text:h text:style-name="Heading_20_2" text:outline-level="2">Overiew</text:h>
      <text:p text:style-name="Text_20_body">SimpleDBM's transaction manager is modelled after ARIES. It makes following assumptions about the rest of the system:</text:p>
      <text:list text:style-name="L10">
        <text:list-item>
          <text:p text:style-name="P24">The system uses the Write Ahead Log protocol when making changes to database containers.</text:p>
        </text:list-item>
        <text:list-item>
          <text:p text:style-name="P24">The unit of change is a disk page. This means that logging is on a per page basis. </text:p>
        </text:list-item>
        <text:list-item>
          <text:p text:style-name="P24">The disk page contains a PageLSN field that can be used to track the last log record that made changes to the page.</text:p>
        </text:list-item>
        <text:list-item>
          <text:p text:style-name="P24">During checkpoints the Transaction Manager does not flush all pages, instead it writes the Buffer Manager's “table of contents” to the Log. The table of contents is the list of dirty pages in the Buffer Pool, along with their Recovery LSNs. The Recovery LSN is the LSN of the oldest log record that could potentially have have a change to the page. For a discussion of the Recovery LSN please refer to Mohan's paper on ARIES and also to section 13.4.4.1 of <text:span text:style-name="T3">Transaction Processing: Concepts and Techniques</text:span>. The TPCT book refers to Recovery LSNs as <text:span text:style-name="T4">forminlsn</text:span>.</text:p>
        </text:list-item>
        <text:list-item>
          <text:p text:style-name="P24">At the end of system restart, the Transaction Manager informs the Buffer Manager the RecoveryLSN status of all dirty pages; the Buffer Manager must therefore provide an interface for updating the Recovery LSN of such pages.</text:p>
        </text:list-item>
        <text:list-item>
          <text:p text:style-name="P24">The Log Manager provides a mechanism for reliably recording the Checkpoint LSN. Also, the Log Manager supports accessing Log Records sequentially from a starting point, as well as randomly using the LSN.</text:p>
        </text:list-item>
        <text:list-item>
          <text:p text:style-name="P24">The Lock Manager provides an interface for acquiring and release locks. The release mode must support a mechanism for forcing the release of a lock.</text:p>
        </text:list-item>
      </text:list>
      <text:h text:style-name="Heading_20_2" text:outline-level="2">What is ARIES?</text:h>
      <text:p text:style-name="Text_20_body">ARIES is a Transaction Logging and Recovery algorithm developed at IBM and published by IBM researcher C. Mohan. </text:p>
      <text:p text:style-name="Text_20_body">For a full description of ARIES, please see <text:span text:style-name="T3">Mohan, C., Haderle, D., Lindsay, B., Pirahesh, H., Schwarz, P. ARIES: A Transaction Recovery Method Supporting Fine-Granularity Locking and Partial Rollbacks Using Write-Ahead Logging, ACM Transactions on Database Systems, Vol. 17, No. 1, March 1992, pp94-162.</text:span> </text:p>
      <text:p text:style-name="Text_20_body">A brief overview of ARIES is given below.</text:p>
      <text:h text:style-name="Heading_20_3" text:outline-level="3">ARIES - An Overview</text:h>
      <text:p text:style-name="Text_20_body">Following is a brief description of the main principles behind ARIES.</text:p>
      <text:p text:style-name="Text_20_body">Firstly, in ARIES, changes always take the system forward. That is to say, even transaction rollbacks are treated as if they are updates to the system. This is counter-inituitive to what the user thinks, because when a user asks for a transaction to be rolled back, they assume that the system is going back to a previous state of affairs. However, from the perspective of ARIES, there is no such thing as going back. For example, if a transaction changes A to B and then rolls back, ARIES treats the rollback as simply an update that changes B to A. The forward change from A to B (redo) and the reversal of B to A (undo) are both recorded as updates to the system. Changes during normal operations are recorded as Redo-Undo log records. As the name implies, these log records can be 'redone' in case of a system crash, or 'undone' in case a rollback is required. Changes made during rollbacks, however, are recorded as Redo-only log records. These log records are called Compensation Log Records (CLRs). The reason these are redo only is that by definition a rollback does not need to be undone, whereas normal updates need to be undone if the transaction decides to rollback. </text:p>
      <text:p text:style-name="Text_20_body">The second basic principle of ARIES is that during recovery, history is repeated. This can be explained as follows.</text:p>
      <text:p text:style-name="Text_20_body">When a system crashes, there would be some transactions that have completed (committed or aborted), and others that are still active. The WAL protocol ensures that changes made by completed transactions have been recorded in the Log. Changes made by incomplete transactions may also be present in the Log, because Log Records are created in the same order as the changes are made by the system.</text:p>
      <text:p text:style-name="Text_20_body">During recovery, ARIES initially replays the Log to the bring the system back to a state close to that when the crash occurred. This means that ARIES replays the effects of not only those transactions that committed or aborted, but also those that were active at the time of the crash. Having brought the system to this state, ARIES then identifies transactions that were incomplete, and rolls them back. The basic idea is to repeat the entire history upto the point of crash, and then undo failed transactions.</text:p>
      <text:p text:style-name="Text_20_body">This approach has the advantage that during the redo phase, changes can be replayed at a fairly low level, for example, the level of a disk page. ARIES calls this page oriented redo. This feature is significant because it means that until the redo phase is over, the system does not need to know about higher level data structures such as Indexes. Only during the undo phase, when incomplete transactions are being rolled back, does the system need to know about high level data structures. </text:p>
      <text:h text:style-name="Heading_20_3" text:outline-level="3">Features of ARIES</text:h>
      <text:p text:style-name="Text_20_body">ARIES includes a number of optimisations to reduce the amount of work required during normal operations and recovery.</text:p>
      <text:p text:style-name="Text_20_body">One optimisation is to avoid application of log records unnecessarily. The LSN of the most recently generated log record is stored in each disk page. This is known as the PageLsn. The PageLsn allows ARIES to determine during the redo phase, whether the changes represented by a log record have been applied to the page or not.</text:p>
      <text:p text:style-name="Text_20_body">ARIES chains log records for transactions in such a way that those records that are no longer necessary, are skipped during recovery. For example, if a transaction changed A to B, and then rolled back, generating a log record for changing B to A, then during recovery, ARIES would automatically skip the log record that represents the change from A to B. This is made possible by maintaining a UndoLsn pointer in every Log Record. The UndoLsn normally points to the previous log record generated by the transaction. However, in log records generated during Rollback (known as Compensation Log Records), the UndoLsn is made to point to the Log record preceding the one that is being undone. To take an example, let us assume that a transaction generated log record 1, containing change from A to B, then log record 2 containing change from B to C. At this point the transaction decides to rollback the change from B to C. It therefore generates a new log record 3, containing a change from C to B. The UndoLsn of this log record is made to point at log record 1, instead of log record 2. When following the UndoLsn chain, ARIES would skip log record 2.</text:p>
      <text:p text:style-name="Text_20_body">ARIES also supports efficient checkpoints. During a checkpoint, it is not necessary to flush all database pages to disk. Instead ARIES records a list of dirty buffer pages along with their RecoveryLsn(s). The RecoveryLsn of a page is the LSN of the earliest log record that represents a change to the page since it was read from disk. By using this list, ARIES is able to determine during recovery, where to start replaying the Log.</text:p>
      <text:p text:style-name="Text_20_body">ARIES supports nested top-level action concept whereby part of a transaction can be commited even if the transaction aborts. This is useful for situations where a structural change should not be undone even if the transaction aborts. Nested top level actions are implemented using Dummy Compensation Log Records - and make use of the ability to skip logs records using the UndoLsn pointer as described previously.</text:p>
      <text:h text:style-name="Heading_20_2" text:outline-level="2">Transactions and Locks</text:h>
      <text:p text:style-name="Text_20_body">There is close coordination between the Transaction Manager and the Lock Manager. A Transaction needs to keep track of all locks acquired on its behalf so that it can release them when the Transaction completes. This is why the Transaction interface in SimpleDBM provides methods for acquiring locks. If the Lock Manager is invoked directly by the client then the TM has no way of knowing which locks to release when the Transaction terminates.</text:p>
      <text:p text:style-name="Text_20_body">While locks can be acquired by a client any time after a Transaction starts, locks are released only on one of the following three occasions:</text:p>
      <text:list text:style-name="L11">
        <text:list-item>
          <text:p text:style-name="P25">If the CURSOR STABILITY Isolation Mode is being used, then a SHARED or UPDATE lock can be released once the cursor moves to the next record. If REPEATABLE READ Isolation Mode is used, then the UPDATE lock can be downgraded to SHARED lock when the cursor moves. Note that the Transaction Manager does not decide when to release or downgrade a lock; it is the responsibility of the client to decide that. However, the Transaction must update its record of the locks when this happens. Therefore, lock release or downgrade requests must be handled via the Transaction interface and not directly between the client and the Lock Manager.</text:p>
        </text:list-item>
        <text:list-item>
          <text:p text:style-name="P25">When a Transaction is rolled back to a Savepoint, any locks acquired after the Savepoint are released. Note that if a lock was acquired before the Savepoint, and upgraded after the Savepoint, it will not be downgraded or released. The Transaction interface manages the release of such locks. </text:p>
        </text:list-item>
        <text:list-item>
          <text:p text:style-name="P25">Finally, when the Transaction completes, all locks held by the transaction are released. </text:p>
        </text:list-item>
      </text:list>
      <text:p text:style-name="Text_20_body">Following sample code shows how a client interacts with the Transaction.</text:p>
      <text:p text:style-name="Text_20_body"/>
      <text:p text:style-name="Preformatted_20_Text">// Start new Transaction</text:p>
      <text:p text:style-name="Preformatted_20_Text">Transaction trx = trxmgr.begin();</text:p>
      <text:p text:style-name="Preformatted_20_Text"/>
      <text:p text:style-name="Preformatted_20_Text">// Acquire a shared lock</text:p>
      <text:p text:style-name="Preformatted_20_Text">trx.acquireLock(new ObjectLock(1,15), LockMode.SHARED,</text:p>
      <text:p text:style-name="Preformatted_20_Text"><text:tab/>LockDuration.MANUAL_DURATION);</text:p>
      <text:p text:style-name="Preformatted_20_Text"/>
      <text:p text:style-name="Preformatted_20_Text">// Upgrade the shared lock </text:p>
      <text:p text:style-name="Preformatted_20_Text">trx.acquireLock(new ObjectLock(1,15), LockMode.UPDATE, LockDuration.MANUAL_DURATION);</text:p>
      <text:p text:style-name="Preformatted_20_Text"/>
      <text:p text:style-name="Preformatted_20_Text">// Downgrade the update lock</text:p>
      <text:p text:style-name="Preformatted_20_Text">trx.downgradeLock(new ObjectLock(1, 15), </text:p>
      <text:p text:style-name="Preformatted_20_Text"><text:tab/>LockMode.SHARED);</text:p>
      <text:p text:style-name="Preformatted_20_Text"/>
      <text:p text:style-name="Preformatted_20_Text">// commit the transaction, releasing all locks</text:p>
      <text:p text:style-name="Preformatted_20_Text">trx.commit();</text:p>
      <text:p text:style-name="Preformatted_20_Text"/>
      <text:h text:style-name="Heading_20_2" text:outline-level="2">Transactions and Modules</text:h>
      <text:p text:style-name="Text_20_body">The Transaction Manager provides a framework for managing transactions. It provides interfaces to:</text:p>
      <text:list text:style-name="L12">
        <text:list-item>
          <text:p text:style-name="P26">Start and end transactions</text:p>
        </text:list-item>
        <text:list-item>
          <text:p text:style-name="P26">Acquire locks on behalf of transactions</text:p>
        </text:list-item>
        <text:list-item>
          <text:p text:style-name="P26">Create log records on behalf of transactions.</text:p>
        </text:list-item>
      </text:list>
      <text:p text:style-name="Text_20_body">The Transaction Manager itself does not initiate changes to database pages, though it may coordinate the redo or undo of such changes – changes are always initiated by clients. A client in this context is some module within the system that wishes to make changes to the database disk pages as part of a Transaction.</text:p>
      <text:p text:style-name="Text_20_body">The Transaction Manager does not know in advance what clients it may have to interact with. However, it needs to be able to call upon the clients to redo or undo the effects of log records when required. This is enabled in two ways:</text:p>
      <text:list text:style-name="L13">
        <text:list-item>
          <text:p text:style-name="P27">Firstly, all clients must implement the TransactionalModule interface. This interface defines the operations that the Transaction Manager may call upon the client to perform.</text:p>
        </text:list-item>
        <text:list-item>
          <text:p text:style-name="P27">Secondly, all modules must “register” themselves to the Transaction Manager using unique Module IDs. This way, the Transaction Manager knows how to obtain access to a module, and ask it to perform an action.</text:p>
        </text:list-item>
        <text:list-item>
          <text:p text:style-name="P27">Finally, all log records generated by a Module need to be tagged with the Module's Unique ID. If this is not done, the Transaction Manager would not know which module is responsible for handling a particular log record. </text:p>
        </text:list-item>
      </text:list>
      <text:h text:style-name="Heading_20_2" text:outline-level="2">Transactions and Log records</text:h>
      <text:p text:style-name="Text_20_body">The Transaction Manager works very closely with the Log Manager to ensure the ACID properties of transactions. We saw in the chapter on Log Manager that it does not care about the contents of Log Records. The Transaction Manager, however, does care, and defines a hierarchy of different Log record types that should be used by clients. This is explained below.</text:p>
      <text:h text:style-name="Heading_20_3" text:outline-level="3">The Loggable hierarchy</text:h>
      <text:p text:style-name="Text_20_body">Loggable is parent interface for all Log Records. The Transaction Manager will only accept Log records that implement this interface. This can be seen from the signature of the logInsert() method provided by the Transaction interface.</text:p>
      <text:p text:style-name="Text_20_body">The Loggable hierarchy defines the various types of log records that clients can generate. These are further discussed below.</text:p>
      <text:h text:style-name="Heading_20_3" text:outline-level="3">Loggable Hierarchy</text:h>
      <text:p text:style-name="Text_20_body">The main branches of the Loggable hierarchy are shown below. Note that some of the hierarchy is not visible to outside clients (marked as internal).</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Parent Interface</text:p>
            </table:table-cell>
            <table:table-cell table:style-name="Table13.A1" office:value-type="string">
              <text:p text:style-name="Table_20_Heading">Purpose</text:p>
            </table:table-cell>
            <table:table-cell table:style-name="Table13.C1" office:value-type="string">
              <text:p text:style-name="Table_20_Heading">Comments</text:p>
            </table:table-cell>
          </table:table-row>
        </table:table-header-rows>
        <table:table-row>
          <table:table-cell table:style-name="Table13.A2" office:value-type="string">
            <text:p text:style-name="Table_20_Contents">TrxControl</text:p>
          </table:table-cell>
          <table:table-cell table:style-name="Table13.A2" office:value-type="string">
            <text:p text:style-name="Table_20_Contents">This is an internal log record used by the Transaction Manager to maintain status information about transactions.</text:p>
          </table:table-cell>
          <table:table-cell table:style-name="Table13.C2" office:value-type="string">
            <text:p text:style-name="Table_20_Contents">Internal and implementation specific.</text:p>
          </table:table-cell>
        </table:table-row>
        <table:table-row>
          <table:table-cell table:style-name="Table13.A2" office:value-type="string">
            <text:p text:style-name="Table_20_Contents">Checkpoint</text:p>
          </table:table-cell>
          <table:table-cell table:style-name="Table13.A2" office:value-type="string">
            <text:p text:style-name="Table_20_Contents">This is an internal log record used by the Transaction Manager to maintain checkpoint records.</text:p>
          </table:table-cell>
          <table:table-cell table:style-name="Table13.C2" office:value-type="string">
            <text:p text:style-name="Table_20_Contents">Internal and implementation specific.</text:p>
          </table:table-cell>
        </table:table-row>
        <table:table-row>
          <table:table-cell table:style-name="Table13.A2" office:value-type="string">
            <text:p text:style-name="Table_20_Contents">Redoable</text:p>
          </table:table-cell>
          <table:table-cell table:style-name="Table13.A2" office:value-type="string">
            <text:p text:style-name="Table_20_Contents">All log operations that affect database pages must implement this interface or one of its sub-interfaces. The Transaction Manager expects a valid PageId (s) to be returned by a Redoable log record.</text:p>
          </table:table-cell>
          <table:table-cell table:style-name="Table13.C2" office:value-type="string">
            <text:p text:style-name="Table_20_Contents">Note that Compensation and Undoable log records are sub-interfaces of Redoable.</text:p>
          </table:table-cell>
        </table:table-row>
        <table:table-row>
          <table:table-cell table:style-name="Table13.A2" office:value-type="string">
            <text:p text:style-name="Table_20_Contents">NonTransactionRelatedOperation</text:p>
          </table:table-cell>
          <table:table-cell table:style-name="Table13.A2" office:value-type="string">
            <text:p text:style-name="Table_20_Contents">These represent changes that are not related to specific pages. Since the ARIES algorithm uses page LSNs to track updates caused by log records, changes made by this type of log record are not tracked – they are repeated unconditionally at system start. At present, this type of log operation is used to handle opening of containers.</text:p>
          </table:table-cell>
          <table:table-cell table:style-name="Table13.C2" office:value-type="string">
            <text:p text:style-name="Table_20_Contents"/>
          </table:table-cell>
        </table:table-row>
        <table:table-row>
          <table:table-cell table:style-name="Table13.A2" office:value-type="string">
            <text:p text:style-name="Table_20_Contents">PostCommitAction</text:p>
          </table:table-cell>
          <table:table-cell table:style-name="Table13.A2" office:value-type="string">
            <text:p text:style-name="Table_20_Contents">Although PostCommitAction is a sub-interface of NonTransactionRelatedOperation at present, this may change in future. PostCommitActions are used to schedule actions that must be performed after a successful commit. An example of such an action is the dropping of a container. To avoid logging the full contents of the container, the actual delete of the container must be deferred until it is certain that the Transaction is committing. Note that unlike other NonTransactionRelatedOperations, the Transaction Manager does track the status of PostCommitActions and will execute them at restart if they have not been executed.</text:p>
          </table:table-cell>
          <table:table-cell table:style-name="Table13.C2" office:value-type="string">
            <text:p text:style-name="Table_20_Contents"/>
          </table:table-cell>
        </table:table-row>
        <table:table-row>
          <table:table-cell table:style-name="Table13.A2" office:value-type="string">
            <text:p text:style-name="Table_20_Contents">ContainerDeleteOperation</text:p>
          </table:table-cell>
          <table:table-cell table:style-name="Table13.A2" office:value-type="string">
            <text:p text:style-name="Table_20_Contents">The Transaction Manager needs to be aware when containers are deleted, both when a container is dropped or when the creation of a container is aborted. In both cases, the TM uses this marker interface to identify the delete operation and coordinates with the Buffer Manager to clear the cached pages related to the deleted container.</text:p>
          </table:table-cell>
          <table:table-cell table:style-name="Table13.C2" office:value-type="string">
            <text:p text:style-name="Table_20_Contents"/>
          </table:table-cell>
        </table:table-row>
      </table:table>
      <text:p text:style-name="Text_20_body"><text:s/></text:p>
      <text:h text:style-name="Heading_20_3" text:outline-level="3">Transaction Manager Internal Log Records</text:h>
      <text:p text:style-name="Text_20_body">The Transaction Manager uses internal log records to track Transaction completion, and also Checkpoints. These log record types are not available outside the implementation of the TM.</text:p>
      <text:h text:style-name="Heading_20_3" text:outline-level="3">Redoable</text:h>
      <text:p text:style-name="Text_20_body">Generally speaking, most log records are implementations of Redoable interface or one of its sub-interfaces. A Redoable log record is related to one or more database pages, and can be re-done at System restart. In some cases, the effects of a log record should not be undone; such records are called Redo-only log records and can be created in a number of ways:</text:p>
      <text:list text:style-name="L14">
        <text:list-item>
          <text:p text:style-name="P28">Implement the Redoable interface but not its Undoable sub-interface.</text:p>
        </text:list-item>
        <text:list-item>
          <text:p text:style-name="P28">Implement the Compensation interface. This is a special case, which is discussed later.</text:p>
        </text:list-item>
      </text:list>
      <text:p text:style-name="Text_20_body">An example of a Redo-only log record is the Page Format operation. Newly created pages need to be formatted, but once this is done, it is unnecessary to undo the formatting.</text:p>
      <text:p text:style-name="Text_20_body">Given below is an example implementation of a Page Format log record:</text:p>
      <text:p text:style-name="Preformatted_20_Text">public static class FormatRawPage extends BaseLoggable </text:p>
      <text:p text:style-name="Preformatted_20_Text"><text:tab/>implements Redoable, PageFormatOperation {</text:p>
      <text:p text:style-name="Preformatted_20_Text"/>
      <text:p text:style-name="Preformatted_20_Text"><text:tab/>ByteString dataPageType;</text:p>
      <text:p text:style-name="Preformatted_20_Text"><text:tab/><text:tab/></text:p>
      <text:p text:style-name="Preformatted_20_Text"><text:tab/>@Override</text:p>
      <text:p text:style-name="Preformatted_20_Text"><text:tab/>public void init() {</text:p>
      <text:p text:style-name="Preformatted_20_Text"><text:tab/>}</text:p>
      <text:p text:style-name="Preformatted_20_Text"/>
      <text:p text:style-name="Preformatted_20_Text"><text:tab/>public final String getDataPageType() {</text:p>
      <text:p text:style-name="Preformatted_20_Text"><text:tab/><text:tab/>return dataPageType.toString();</text:p>
      <text:p text:style-name="Preformatted_20_Text"><text:tab/>}</text:p>
      <text:p text:style-name="Preformatted_20_Text"/>
      <text:p text:style-name="Preformatted_20_Text"><text:tab/>public final void setDataPageType(String dataPageType) {</text:p>
      <text:p text:style-name="Preformatted_20_Text"><text:tab/><text:tab/>this.dataPageType = new ByteString(dataPageType);</text:p>
      <text:p text:style-name="Preformatted_20_Text"><text:tab/>}</text:p>
      <text:p text:style-name="Preformatted_20_Text"><text:tab/><text:tab/></text:p>
      <text:p text:style-name="Preformatted_20_Text"><text:tab/>@Override</text:p>
      <text:p text:style-name="Preformatted_20_Text"><text:tab/>public int getStoredLength() {</text:p>
      <text:p text:style-name="Preformatted_20_Text"><text:tab/><text:tab/>return super.getStoredLength() + </text:p>
      <text:p text:style-name="Preformatted_20_Text"><text:tab/><text:tab/><text:tab/>dataPageType.getStoredLength();</text:p>
      <text:p text:style-name="Preformatted_20_Text"><text:tab/>}</text:p>
      <text:p text:style-name="Preformatted_20_Text"/>
      <text:p text:style-name="Preformatted_20_Text"><text:tab/>@Override</text:p>
      <text:p text:style-name="Preformatted_20_Text"><text:tab/>public void retrieve(ByteBuffer bb) {</text:p>
      <text:p text:style-name="Preformatted_20_Text"><text:tab/><text:tab/>super.retrieve(bb);</text:p>
      <text:p text:style-name="Preformatted_20_Text"><text:tab/><text:tab/>dataPageType = new ByteString();</text:p>
      <text:p text:style-name="Preformatted_20_Text"><text:tab/><text:tab/>dataPageType.retrieve(bb);</text:p>
      <text:p text:style-name="Preformatted_20_Text"><text:tab/>}</text:p>
      <text:p text:style-name="Preformatted_20_Text"/>
      <text:p text:style-name="Preformatted_20_Text"><text:tab/>@Override</text:p>
      <text:p text:style-name="Preformatted_20_Text"><text:tab/>public void store(ByteBuffer bb) {</text:p>
      <text:p text:style-name="Preformatted_20_Text"><text:tab/><text:tab/>super.store(bb);</text:p>
      <text:p text:style-name="Preformatted_20_Text"><text:tab/><text:tab/>dataPageType.store(bb);</text:p>
      <text:p text:style-name="Preformatted_20_Text"><text:tab/>}</text:p>
      <text:p text:style-name="Preformatted_20_Text">}<text:tab/></text:p>
      <text:p text:style-name="Text_20_body"/>
      <text:p text:style-name="Text_20_body">As astute reader will notice that the Page Format operation extends the BaseLoggable class and implements both Redoable and PageFormatOperation interfaces. The BaseLoggable class and the PageFormatOperation interface are described further below.</text:p>
      <text:h text:style-name="Heading_20_3" text:outline-level="3">BaseLoggable abstract class</text:h>
      <text:p text:style-name="Text_20_body">The Transaction Manager provides the BaseLoggable abstract class which implements the Loggable interface. Rather than attempting to implement the Loggable interface from scratch, it is highly recommended that clients sub-class the BaseLoggable class and extend it to add functionality. The reason for making Loggable an interface and not an abstract class like BaseLoggable is that it allows the client to implement its own class hierarchy independently from the Loggable hierarchy.</text:p>
      <text:h text:style-name="Heading_20_3" text:outline-level="3">PageFormatOperation</text:h>
      <text:p text:style-name="Text_20_body">Operations that format new pages are particularly important because the Transaction Manager must invoke the Buffer Manager FIX AS NEW interface to fix pages affected by them. If the normal fix interface is called, an exception will be thrown because the page may not exist on disk or may be garbage. To allow the Transaction Manager to spot page format operations, all log records that perform such actions should implement the PageFormatOperation interface. This is a marker interface only.</text:p>
      <text:p text:style-name="Text_20_body">Usually, PageFormatOperations are redo-only.</text:p>
      <text:p text:style-name="Text_20_body">In SimpleDBM, the page format operations are handled when a container is created or expanded.</text:p>
      <text:h text:style-name="Heading_20_3" text:outline-level="3">MultiPageRedo</text:h>
      <text:p text:style-name="Text_20_body">Normally a Redoable log record represents changes to a single page. Sometimes, however, it may be necessary for a single log record to contain changes made to multiple pages. In such cases, the Log record should implement the MultiPageRedo interface.</text:p>
      <text:p text:style-name="Text_20_body">Note that clients need to follow the following procedure when creating MultiPageRedo log records.</text:p>
      <text:list text:style-name="L15">
        <text:list-item>
          <text:p text:style-name="P29">Fix all the affected pages.</text:p>
        </text:list-item>
        <text:list-item>
          <text:p text:style-name="P29">Generate the MultiPageRedo log record.</text:p>
        </text:list-item>
        <text:list-item>
          <text:p text:style-name="P29">Apply changes to the affected pages.</text:p>
        </text:list-item>
        <text:list-item>
          <text:p text:style-name="P29">Set the pageLsn of all affected pages to the LSN of the log record.</text:p>
        </text:list-item>
        <text:list-item>
          <text:p text:style-name="P29">Unfix all affected pages.</text:p>
        </text:list-item>
      </text:list>
      <text:h text:style-name="Heading_20_3" text:outline-level="3">Undoable</text:h>
      <text:p text:style-name="Text_20_body">Logs records that need to be undoable should implement the Undoable interface. The Undoable interface extends the Redoable interface, thus, undoable log records are by definition redoable as well.</text:p>
      <text:p text:style-name="Text_20_body">An Undoable log record should contain data that can be used to “redo” the changes, as well as to “undo” the changes. Typically, this means that both old and new values must be stored. For example, if the log is to represent changing a field value from A to B, then its old value will be A, and new value will be B. </text:p>
      <text:p text:style-name="Text_20_body">At system restart, Undoable records are redone. This means that the redo portion of such log records are applied. In the example given above, this would cause the field value to be set to B.</text:p>
      <text:p text:style-name="Text_20_body">When the Transaction Manager needs to undo the changes represented by an Undoable record, it will ask the client to perform one of following depending upon the type of Undoable record:</text:p>
      <text:list text:style-name="L16">
        <text:list-item>
          <text:p text:style-name="P30">If the Undoable record is an instance of SinglePageLogicalUndo, then the Transaction Manager assumes that the undo operation must be performed against some page other than the one originally affected. However, the undo is known to affect only one page. In this situation the Transaction Manager requests the client to identify the <text:s/>page to which undo should be applied, and then coordinates the generation of undo as normal.</text:p>
        </text:list-item>
        <text:list-item>
          <text:p text:style-name="P30">If the Undoable record is an instance of LogicalUndo, then the Transaction Manager assumes that the undo operation is not an exact inverse of the redo operation and may require updates to one or more pages. It also assumes that the client may generate additional log records. For such log records, the client is given full control over how the undo is to be performed.</text:p>
        </text:list-item>
        <text:list-item>
          <text:p text:style-name="P30">If neither of above are true, then the Transaction Manager assumes that the Undo operation is “physical”, i.e., it is to be applied to the same page that was affected by the original change. In this case, it requests the client to generate the undo information (Compensation) which is then applied as a redo operation.</text:p>
        </text:list-item>
      </text:list>
      <text:p text:style-name="Text_20_body">Following sections describe above in reverse order.</text:p>
      <text:h text:style-name="Heading_20_3" text:outline-level="3">Physical Undos</text:h>
      <text:p text:style-name="Text_20_body">The simplest case is that of a Physical Undo, where the undo operation affects the same page that was originally modified during forward change (i.e., redo). In this case, the Transaction Manager asks the client to generate a Compensation record for redoing the undo operation. This is then applied to the affected page using the redo interface provided by the client. Following code shows how the Transaction Manager interacts with the client:</text:p>
      <text:p text:style-name="Preformatted_20_Text"><text:tab/>Compensation clr = module.generateCompensation(undoable);</text:p>
      <text:p text:style-name="Preformatted_20_Text"><text:tab/>....</text:p>
      <text:p text:style-name="Preformatted_20_Text"><text:tab/>module.redo(page, clr);</text:p>
      <text:p text:style-name="Preformatted_20_Text"/>
      <text:p text:style-name="Text_20_body">Thus, for this type of log record, the client must implement the generateCompensation(Undoable) and redo(Page, Redoable) operations.</text:p>
      <text:h text:style-name="Heading_20_3" text:outline-level="3">SinglePageLogicalUndos</text:h>
      <text:p text:style-name="Text_20_body">SinglePageLogicalUndos are slightly more complex than Physical undos. The undo operation is guaranteed to affect one page only, but it may not be the page originally affected. To handle this scenario, the Transaction Manager first asks the client to identify the page where the undo is to be applied. Once this has been done, the process is identical to that of Physical undos. Following code extract shows how the TM interacts with the client:</text:p>
      <text:p text:style-name="Preformatted_20_Text"><text:tab/>BufferAccessBlock bab = module.findAndFixPageForUndo(undoable);</text:p>
      <text:p text:style-name="Preformatted_20_Text"><text:tab/>...</text:p>
      <text:p text:style-name="Preformatted_20_Text"><text:tab/>Compensation clr = module.generateCompensation(undoable);</text:p>
      <text:p text:style-name="Preformatted_20_Text"><text:tab/>...</text:p>
      <text:p text:style-name="Preformatted_20_Text"><text:tab/>module.redo(bab.getPage(), clr);</text:p>
      <text:p text:style-name="Preformatted_20_Text"><text:tab/>...</text:p>
      <text:p text:style-name="Preformatted_20_Text"><text:tab/>bab.unfix();</text:p>
      <text:p text:style-name="Text_20_body"/>
      <text:p text:style-name="Text_20_body">What above shows is that the client is responsible for identifying and fixing the appropriate page – the page is unfixed by Transaction Manager once the change has been applied.</text:p>
      <text:h text:style-name="Heading_20_3" text:outline-level="3">LogicalUndos</text:h>
      <text:p text:style-name="Text_20_body">From the client's perspective the most complex type of undo is where the undo operation may impact several pages, and may result in additional log records being generated.</text:p>
      <text:p text:style-name="Text_20_body">For such records, the Transaction Manager simply invokes the client's undo interface as follows:</text:p>
      <text:p text:style-name="Preformatted_20_Text"><text:tab/>module.undo(trx, undoable)</text:p>
      <text:p text:style-name="Text_20_body"/>
      <text:p text:style-name="Text_20_body">It is the client's responsibility to generate appropriate log records and make changes to database pages. </text:p>
      <text:h text:style-name="Heading_20_3" text:outline-level="3">Comments about implementing undo operations</text:h>
      <text:p text:style-name="Text_20_body">From the discussion above, it should be clear that Physical undos are the easiest to implement. They are also the most efficient. However, in some cases, notably in BTree operations, physical undos may not be optimum. This is because in a BTree, a key can move from one page to another as a result of page splits or page merges. </text:p>
      <text:p text:style-name="Text_20_body">In some BTree implementations, such as in Apache Derby, the undo operations are limited to a single page. This is achieved through the use of “logical key deletes”. </text:p>
      <text:p text:style-name="Text_20_body">Where keys are physically deleted, undo of key deletes may cause page splits. Such undo operations <text:s/>may impact more than one page. The SimpleDBM BTree implementation is an example of this type of operation.</text:p>
      <text:h text:style-name="Heading_20_3" text:outline-level="3">Compensation records</text:h>
      <text:p text:style-name="Text_20_body">Undo operations are represented using Compensation log records. The benefits of using Compensation log records are explained in detail by Mohan in the ARIES paper. As Mohan explains in his paper, a Compensation record is redo-only – it is never undone. A unique property of ARIES algorithm is that Compensation log records are linked back to the predecessor of the log record that is being undone. This backward chaining allows ARIES to skip processing of undo operations that are already applied. </text:p>
      <text:p text:style-name="Text_20_body">While Compensation log records are mostly used to represent undo operations, sometimes, they can be effectively used to represent redo operations as well. The system can make use of the backward chaining to allow certain log records to be skipped in the event of an undo. This feature is the basis for the Nested Top Action concept in ARIES. It is also exploited by the SimpleDBM BTree implementation to reduce the amount of logging required for structure modification operations. For further details, please refer to the paper entitled – <text:span text:style-name="T3">Space Management issues in B-Link trees</text:span>.</text:p>
      <text:h text:style-name="Heading_20_3" text:outline-level="3">NonTransactionRelatedOperations</text:h>
      <text:p text:style-name="Text_20_body">A NonTransactionRelatedOperation is one that should be redone without reference to a database page. Note that such operations are discarded after a Checkpoint, i.e, only those records will be redone that are encountered after the last Checkpoint. Is is therefore important to ensure that the effect of these log records are also saved in Checkpoint operations.</text:p>
      <text:p text:style-name="Text_20_body">In SimpleDBM, the only use of this operation at present is to log opening of containers. After a container is created, a NonTransactionRelatedOperation is logged to ensure that the container will be reopened at system restart. A Checkpoint operation in SimpleDBM includes a list of all open containers, hence, any past open container log records become redundant after the Checkpoint.</text:p>
      <text:h text:style-name="Heading_20_3" text:outline-level="3">PostCommitActions</text:h>
      <text:p text:style-name="Text_20_body">PostCommitActions are used to defer certain actions until it is known for sure that the Transaction is definitely committing. In SimpleDBM, dropping a container is handled this way. When a request is made by a client to drop a container, a PostCommitAction is scheduled to occur once the transaction commits. </text:p>
      <text:p text:style-name="Text_20_body">The Transaction Manager tracks the status of PostCommitActions and ensures that once a transaction has committed, its PostCommitActions are executed even if there is a system crash. This is achieved by logging such actions as part of the transaction's Prepare log record. Note that a PostCommitAction may be executed more than once by the TransactionManager, hence it should be coded in such a way that there is no adverse impact if the operation is repeated. For example, if the action is to delete a container, it would be erroneous for the PostCommitAction to complain if the container is already deleted.</text:p>
      <text:h text:style-name="Heading_20_3" text:outline-level="3">ContainerDeleteOperations</text:h>
      <text:p text:style-name="Text_20_body">Since an ARIES style Transaction Manager operates at the level of disk pages, it is necessary to know when a container has been deleted so that all pages related to the container can be marked invalid. Also, the container needs to be closed to prevent further changes to it. The Transaction Manager uses the ContainerDeleteOperation interface as a marker interface to identify log records that are going to cause containers to be dropped. </text:p>
      <text:p text:style-name="Text_20_body"/>
      <text:h text:style-name="P9" text:outline-level="1">Space Manager</text:h>
      <text:p text:style-name="Text_20_body"/>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0">Interface Specification</text:p>
            </table:table-cell>
            <table:table-cell table:style-name="Table14.A1" office:value-type="string">
              <text:p text:style-name="P10">Default Implementation</text:p>
            </table:table-cell>
            <table:table-cell table:style-name="Table14.C1" office:value-type="string">
              <text:p text:style-name="P10">Uses</text:p>
            </table:table-cell>
          </table:table-row>
        </table:table-header-rows>
        <table:table-row>
          <table:table-cell table:style-name="Table14.A2" office:value-type="string">
            <text:p text:style-name="P11">org.simpledbm.rss.sm</text:p>
          </table:table-cell>
          <table:table-cell table:style-name="Table14.A2" office:value-type="string">
            <text:p text:style-name="P11">org.simpledbm.rss.sm.impl</text:p>
          </table:table-cell>
          <table:table-cell table:style-name="Table14.C2" office:value-type="string">
            <text:p text:style-name="P11"/>
          </table:table-cell>
        </table:table-row>
      </table:table>
      <text:h text:style-name="Heading_20_2" text:outline-level="2">Introduction</text:h>
      <text:p text:style-name="Text_20_body">The Space Manager module is responsible for managing free space information within a Storage Container. Using free space information, the Space Manager module can find pages that meet space requirements of clients. The Space Manager module also handles creation of new containers and expansion/deletion of existing containers. </text:p>
      <text:h text:style-name="Heading_20_2" text:outline-level="2">Comparison with Storage Manager module</text:h>
      <text:p text:style-name="Text_20_body">We have previously encountered the Storage Manager module which provides facilities for creating and dropping specific containers. However, these operations are low-level, and not transactional. Containers created by the Storage Manager module are raw, and do not have any structure.</text:p>
      <text:p text:style-name="Text_20_body">The Space Manager module implements a higher level interface. It differs from the Storage Manager module in following ways:</text:p>
      <text:list text:style-name="L17">
        <text:list-item>
          <text:p text:style-name="P31">Its operations are transactional. </text:p>
        </text:list-item>
        <text:list-item>
          <text:p text:style-name="P31">Containers have a predefined structure and support fixed-size pages. </text:p>
        </text:list-item>
        <text:list-item>
          <text:p text:style-name="P31">The Space Manager module implements special pages within the container where information about other pages is maintained. This information can be used to quickly locate a page with specified amount of storage.</text:p>
        </text:list-item>
      </text:list>
      <text:h text:style-name="Heading_20_2" text:outline-level="2">Creating a Container</text:h>
      <text:p text:style-name="Text_20_body">Following sample code demonstrates how to create a Container. Note that for correct operation, the container ID allocated to the new container should be locked exclusively prior to creating the container. This will prevent other transactions from manipulating the same container.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1" svg:font-family="Arial" style:font-family-generic="swiss"/>
    <style:font-face style:name="Courier New1" svg:font-family="'Courier New'"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6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4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style="italic" fo:font-weight="normal"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true"/>
    </style:style>
    <style:style style:name="Plaintext" style:family="paragraph" style:parent-style-name="Text_20_body" style:class="html"/>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SimpleDBM Developer's Reference Manual Volume 1</text:p>
      </style:head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5-11-02T15:59:28</meta:creation-date>
    <dc:creator>Dibyendu Majumdar</dc:creator>
    <dc:date>2006-01-05T00:45:30</dc:date>
    <dc:language>en-GB</dc:language>
    <meta:editing-cycles>257</meta:editing-cycles>
    <meta:editing-duration>P1DT5H30M53S</meta:editing-duration>
    <meta:user-defined meta:name="Info 1"/>
    <meta:user-defined meta:name="Info 2"/>
    <meta:user-defined meta:name="Info 3"/>
    <meta:user-defined meta:name="Info 4"/>
    <meta:document-statistic meta:table-count="14" meta:image-count="0" meta:object-count="0" meta:page-count="40" meta:paragraph-count="975" meta:word-count="12957" meta:character-count="81403"/>
  </office:meta>
</office:document-meta>
</file>